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.118in" style:use-optimal-column-width="false"/>
    </style:style>
    <style:style style:name="TableColumn3" style:family="table-column">
      <style:table-column-properties style:column-width="0.7208in" style:use-optimal-column-width="false"/>
    </style:style>
    <style:style style:name="TableColumn4" style:family="table-column">
      <style:table-column-properties style:column-width="0.8541in" style:use-optimal-column-width="false"/>
    </style:style>
    <style:style style:name="TableColumn5" style:family="table-column">
      <style:table-column-properties style:column-width="0.7208in" style:use-optimal-column-width="false"/>
    </style:style>
    <style:style style:name="TableColumn6" style:family="table-column">
      <style:table-column-properties style:column-width="0.952in" style:use-optimal-column-width="false"/>
    </style:style>
    <style:style style:name="TableColumn7" style:family="table-column">
      <style:table-column-properties style:column-width="1.0902in" style:use-optimal-column-width="false"/>
    </style:style>
    <style:style style:name="TableColumn8" style:family="table-column">
      <style:table-column-properties style:column-width="1.0902in" style:use-optimal-column-width="false"/>
    </style:style>
    <style:style style:name="TableColumn9" style:family="table-column">
      <style:table-column-properties style:column-width="1.0902in" style:use-optimal-column-width="false"/>
    </style:style>
    <style:style style:name="TableColumn10" style:family="table-column">
      <style:table-column-properties style:column-width="1.0902in" style:use-optimal-column-width="false"/>
    </style:style>
    <style:style style:name="TableColumn11" style:family="table-column">
      <style:table-column-properties style:column-width="1.0902in" style:use-optimal-column-width="false"/>
    </style:style>
    <style:style style:name="TableColumn12" style:family="table-column">
      <style:table-column-properties style:column-width="1.0902in" style:use-optimal-column-width="false"/>
    </style:style>
    <style:style style:name="TableColumn13" style:family="table-column">
      <style:table-column-properties style:column-width="0.3326in" style:use-optimal-column-width="false"/>
    </style:style>
    <style:style style:name="TableColumn14" style:family="table-column">
      <style:table-column-properties style:column-width="5.784in" style:use-optimal-column-width="false"/>
    </style:style>
    <style:style style:name="Table1" style:family="table" style:master-page-name="MP0">
      <style:table-properties style:width="17.0243in" fo:margin-left="0.075in" style:writing-mode="rl-tb" table:align="left"/>
    </style:style>
    <style:style style:name="TableRow15" style:family="table-row">
      <style:table-row-properties style:min-row-height="0.1902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break-before="page" fo:text-align="center" fo:margin-bottom="0in" fo:line-height="100%"/>
      <style:text-properties style:font-name="Times New Roman" style:font-name-asian="Times New Roman" style:font-name-complex="Tahoma" fo:font-weight="bold" style:font-weight-asian="bold" style:font-weight-complex="bold" fo:font-size="18pt" style:font-size-asian="18pt" style:font-size-complex="18pt"/>
    </style:style>
    <style:style style:name="TableRow18" style:family="table-row">
      <style:table-row-properties style:min-row-height="0.4048in"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2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7" style:parent-style-name="Normal" style:family="paragraph">
      <style:paragraph-properties fo:text-align="center" fo:margin-bottom="0in" fo:line-height="100%"/>
    </style:style>
    <style:style style:name="T28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2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35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5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47" style:family="table-row">
      <style:table-row-properties style:min-row-height="0.2451in"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snap-to-layout-grid="false" fo:text-align="center" fo:margin-bottom="0in" fo:line-height="100%"/>
    </style:style>
    <style:style style:name="T50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Row52" style:family="table-row">
      <style:table-row-properties style:min-row-height="0.4048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 fo:text-align="center" fo:margin-bottom="0in" fo:line-height="100%"/>
    </style:style>
    <style:style style:name="T56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57" style:parent-style-name="Normal" style:family="paragraph">
      <style:paragraph-properties fo:text-align="center" fo:margin-bottom="0in" fo:line-height="100%"/>
    </style:style>
    <style:style style:name="T58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6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62" style:parent-style-name="Normal" style:family="paragraph">
      <style:paragraph-properties fo:text-align="center" fo:margin-bottom="0in" fo:line-height="100%"/>
    </style:style>
    <style:style style:name="T63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6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79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80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8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82" style:family="table-row">
      <style:table-row-properties style:min-row-height="0.4048in" style:use-optimal-row-height="false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8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97" style:family="table-row">
      <style:table-row-properties style:min-row-height="0.0812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snap-to-layout-grid="false" fo:text-align="center" fo:margin-bottom="0in" fo:line-height="100%"/>
    </style:style>
    <style:style style:name="T100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Row102" style:family="table-row">
      <style:table-row-properties style:min-row-height="0.4048in"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10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106" style:parent-style-name="Normal" style:family="paragraph">
      <style:paragraph-properties fo:text-align="center" fo:margin-bottom="0in" fo:line-height="100%"/>
    </style:style>
    <style:style style:name="T107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1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11" style:parent-style-name="Normal" style:family="paragraph">
      <style:paragraph-properties fo:text-align="center" fo:margin-bottom="0in" fo:line-height="100%"/>
    </style:style>
    <style:style style:name="T112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11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1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1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2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2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126" style:family="table-row">
      <style:table-row-properties style:min-row-height="0.4048in"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snap-to-layout-grid="false" fo:text-align="center" fo:margin-bottom="0in" fo:line-height="100%"/>
    </style:style>
    <style:style style:name="T129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Row131" style:family="table-row">
      <style:table-row-properties style:min-row-height="0.4048in" style:use-optimal-row-height="false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13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3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39" style:parent-style-name="Normal" style:family="paragraph">
      <style:paragraph-properties fo:text-align="center" fo:margin-bottom="0in" fo:line-height="100%"/>
    </style:style>
    <style:style style:name="T14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14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4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4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4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4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50" style:parent-style-name="Normal" style:family="paragraph">
      <style:paragraph-properties fo:text-align="center"/>
      <style:text-properties style:font-name="Tahoma" style:font-name-complex="Tahoma" fo:font-size="8pt" style:font-size-asian="8pt" style:font-size-complex="8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5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5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5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158" style:family="table-row">
      <style:table-row-properties style:min-row-height="0.1756in"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style:snap-to-layout-grid="false" fo:text-align="center" fo:margin-bottom="0in" fo:line-height="100%"/>
    </style:style>
    <style:style style:name="T161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62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163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164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165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Row166" style:family="table-row">
      <style:table-row-properties style:min-row-height="0.4048in"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16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17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171" style:parent-style-name="Normal" style:family="paragraph">
      <style:paragraph-properties fo:text-align="center" fo:margin-bottom="0in" fo:line-height="100%"/>
    </style:style>
    <style:style style:name="T172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7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76" style:parent-style-name="Normal" style:family="paragraph">
      <style:paragraph-properties fo:text-align="center" fo:margin-bottom="0in" fo:line-height="100%"/>
    </style:style>
    <style:style style:name="T177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17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8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18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85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8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191" style:family="table-row">
      <style:table-row-properties style:min-row-height="0.4048in" style:use-optimal-row-height="false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98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99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02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03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04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07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08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09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212" style:family="table-row">
      <style:table-row-properties style:min-row-height="0.4048in"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21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1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217" style:family="table-row">
      <style:table-row-properties style:min-row-height="0.4048in"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22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22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22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2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26" style:parent-style-name="Normal" style:family="paragraph">
      <style:paragraph-properties fo:text-align="center" fo:margin-bottom="0in" fo:line-height="100%"/>
    </style:style>
    <style:style style:name="T227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22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3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3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3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3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3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4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4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244" style:family="table-row">
      <style:table-row-properties style:min-row-height="0.4048in" style:use-optimal-row-height="false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5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5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5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260" style:family="table-row">
      <style:table-row-properties style:min-row-height="0.4048in"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6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6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6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7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7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7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7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8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28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282" style:family="table-row">
      <style:table-row-properties style:min-row-height="0.4048in" style:use-optimal-row-height="false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style:snap-to-layout-grid="false" fo:text-align="center" fo:margin-bottom="0in" fo:line-height="100%"/>
    </style:style>
    <style:style style:name="T285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28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87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88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289" style:family="table-row">
      <style:table-row-properties style:min-row-height="0.4048in"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29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29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9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297" style:parent-style-name="Normal" style:family="paragraph">
      <style:paragraph-properties fo:text-align="center" fo:margin-bottom="0in" fo:line-height="100%"/>
    </style:style>
    <style:style style:name="T298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29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0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0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0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07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312" style:family="table-row">
      <style:table-row-properties style:min-row-height="0.4048in" style:use-optimal-row-height="false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1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2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2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2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2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2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2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332" style:family="table-row">
      <style:table-row-properties style:min-row-height="0.4618in"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335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3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37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338" style:family="table-row">
      <style:table-row-properties style:min-row-height="0.4048in" style:use-optimal-row-height="false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34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342" style:parent-style-name="Normal" style:family="paragraph">
      <style:paragraph-properties fo:text-align="center" fo:margin-bottom="0in" fo:line-height="100%"/>
    </style:style>
    <style:style style:name="T343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4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47" style:parent-style-name="Normal" style:family="paragraph">
      <style:paragraph-properties fo:text-align="center" fo:margin-bottom="0in" fo:line-height="100%"/>
    </style:style>
    <style:style style:name="T348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34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52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53" style:parent-style-name="Normal" style:family="paragraph">
      <style:paragraph-properties fo:text-align="center" fo:margin-bottom="0in" fo:line-height="100%"/>
    </style:style>
    <style:style style:name="T354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5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35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6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62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365" style:family="table-row">
      <style:table-row-properties style:min-row-height="0.4048in" style:use-optimal-row-height="false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72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73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7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77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80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8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84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85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8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387" style:family="table-row">
      <style:table-row-properties style:min-row-height="0.2888in" style:use-optimal-row-height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39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9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392" style:family="table-row">
      <style:table-row-properties style:min-row-height="0.4048in" style:use-optimal-row-height="false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39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39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39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400" style:parent-style-name="Normal" style:family="paragraph">
      <style:paragraph-properties fo:text-align="center" fo:margin-bottom="0in" fo:line-height="100%"/>
    </style:style>
    <style:style style:name="T401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40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0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0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0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1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1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1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1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418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419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420" style:family="table-row">
      <style:table-row-properties style:min-row-height="0.4048in" style:use-optimal-row-height="false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2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2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3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3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3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3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3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3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441" style:family="table-row">
      <style:table-row-properties style:min-row-height="0.4048in" style:use-optimal-row-height="false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44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445" style:parent-style-name="Normal" style:family="paragraph">
      <style:paragraph-properties fo:text-align="center" fo:margin-bottom="0in" fo:line-height="100%"/>
    </style:style>
    <style:style style:name="T446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47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48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49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5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Row451" style:family="table-row">
      <style:table-row-properties style:min-row-height="0.4048in" style:use-optimal-row-height="false"/>
    </style:style>
    <style:style style:name="TableCell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45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45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45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459" style:parent-style-name="Normal" style:family="paragraph">
      <style:paragraph-properties fo:text-align="center" fo:margin-bottom="0in" fo:line-height="100%"/>
    </style:style>
    <style:style style:name="T46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46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6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6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6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6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7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7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7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7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47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479" style:family="table-row">
      <style:table-row-properties style:min-row-height="0.2437in"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style:snap-to-layout-grid="false" fo:text-align="center" fo:margin-bottom="0in" fo:line-height="100%"/>
    </style:style>
    <style:style style:name="T482" style:parent-style-name="DefaultParagraphFont" style:family="text">
      <style:text-properties style:font-name="Tahoma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483" style:parent-style-name="DefaultParagraphFont" style:family="text">
      <style:text-properties style:font-name="Tahoma" style:font-name-complex="Tahoma" fo:font-size="8pt" style:font-size-asian="8pt" style:font-size-complex="8pt"/>
    </style:style>
    <style:style style:name="T484" style:parent-style-name="DefaultParagraphFont" style:family="text">
      <style:text-properties style:font-name="Tahoma" style:font-name-complex="Tahoma" fo:font-size="8pt" style:font-size-asian="8pt" style:font-size-complex="8pt"/>
    </style:style>
    <style:style style:name="T485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87" style:parent-style-name="Normal" style:family="paragraph">
      <style:paragraph-properties style:writing-mode="lr-tb" fo:margin-bottom="0in" fo:line-height="100%"/>
      <style:text-properties style:font-name="Tahoma" style:font-name-asian="Times New Roman" style:font-name-complex="Tahoma" fo:font-size="8pt" style:font-size-asian="8pt" style:font-size-complex="8pt" fo:hyphenate="false"/>
    </style:style>
    <style:style style:name="TableCell4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style:snap-to-layout-grid="false" fo:text-align="center" fo:margin-bottom="0in" fo:line-height="100%"/>
    </style:style>
    <style:style style:name="T490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491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492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93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94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95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96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97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498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Row499" style:family="table-row">
      <style:table-row-properties style:min-row-height="0.4048in" style:use-optimal-row-height="false"/>
    </style:style>
    <style:style style:name="TableCell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50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50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0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07" style:parent-style-name="Normal" style:family="paragraph">
      <style:paragraph-properties fo:text-align="center" fo:margin-bottom="0in" fo:line-height="100%"/>
    </style:style>
    <style:style style:name="T508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50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1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1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1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17" style:parent-style-name="Normal" style:family="paragraph">
      <style:paragraph-properties fo:text-align="center" fo:margin-bottom="0in" fo:line-height="100%"/>
    </style:style>
    <style:style style:name="T518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519" style:parent-style-name="DefaultParagraphFont" style:family="text">
      <style:text-properties style:font-name="Tahoma" style:font-name-complex="Tahoma" fo:font-size="8pt" style:font-size-asian="8pt" style:font-size-complex="8pt"/>
    </style:style>
    <style:style style:name="TableCell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2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2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2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2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28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29" style:parent-style-name="Normal" style:family="paragraph">
      <style:paragraph-properties style:snap-to-layout-grid="false" fo:text-align="center" fo:margin-bottom="0in" fo:line-height="100%"/>
    </style:style>
    <style:style style:name="T53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531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532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533" style:family="table-row">
      <style:table-row-properties style:min-row-height="0.4048in" style:use-optimal-row-height="false"/>
    </style:style>
    <style:style style:name="TableCell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9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40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4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42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43" style:parent-style-name="Normal" style:family="paragraph">
      <style:paragraph-properties fo:text-align="center" fo:margin-bottom="0in" fo:line-height="100%"/>
    </style:style>
    <style:style style:name="T544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Cell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551" style:family="table-row">
      <style:table-row-properties style:min-row-height="0.5777in" style:use-optimal-row-height="false"/>
    </style:style>
    <style:style style:name="TableCell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5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5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5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6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5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567" style:family="table-row">
      <style:table-row-properties style:min-row-height="0.5263in" style:use-optimal-row-height="false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57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71" style:parent-style-name="Normal" style:family="paragraph">
      <style:paragraph-properties fo:text-align="center" fo:margin-bottom="0in" fo:line-height="100%"/>
    </style:style>
    <style:style style:name="T572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573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574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575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576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Cell5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5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5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8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8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8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58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58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591" style:family="table-row">
      <style:table-row-properties style:min-row-height="0.4048in" style:use-optimal-row-height="false"/>
    </style:style>
    <style:style style:name="TableCell5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59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59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9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599" style:parent-style-name="Normal" style:family="paragraph">
      <style:paragraph-properties fo:text-align="center" fo:margin-bottom="0in" fo:line-height="100%"/>
    </style:style>
    <style:style style:name="T60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60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0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0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0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0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1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1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616" style:family="table-row">
      <style:table-row-properties style:min-row-height="0.4048in" style:use-optimal-row-height="false"/>
    </style:style>
    <style:style style:name="TableCell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2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2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2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2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3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3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3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3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637" style:family="table-row">
      <style:table-row-properties style:min-row-height="0.4048in" style:use-optimal-row-height="false"/>
    </style:style>
    <style:style style:name="TableCell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6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3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644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645" style:parent-style-name="Normal" style:family="paragraph">
      <style:paragraph-properties fo:text-align="center" fo:margin-bottom="0in" fo:line-height="100%"/>
    </style:style>
    <style:style style:name="T646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Cell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653" style:family="table-row">
      <style:table-row-properties style:min-row-height="0.3868in" style:use-optimal-row-height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style:snap-to-layout-grid="false" fo:text-align="center" fo:margin-bottom="0in" fo:line-height="100%"/>
    </style:style>
    <style:style style:name="T656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657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658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659" style:parent-style-name="Normal" style:family="paragraph">
      <style:paragraph-properties style:snap-to-layout-grid="false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660" style:parent-style-name="Normal" style:family="paragraph">
      <style:paragraph-properties style:snap-to-layout-grid="false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661" style:family="table-row">
      <style:table-row-properties style:min-row-height="0.4048in" style:use-optimal-row-height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66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66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6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66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669" style:parent-style-name="Normal" style:family="paragraph">
      <style:paragraph-properties fo:text-align="center" fo:margin-bottom="0in" fo:line-height="100%"/>
    </style:style>
    <style:style style:name="T67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67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6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7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7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7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7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684" style:family="table-row">
      <style:table-row-properties style:min-row-height="0.4048in" style:use-optimal-row-height="false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6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6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9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9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9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9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69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0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0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704" style:family="table-row">
      <style:table-row-properties style:min-row-height="0.4048in" style:use-optimal-row-height="false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style:snap-to-layout-grid="false" fo:text-align="center" fo:margin-bottom="0in" fo:line-height="100%"/>
    </style:style>
    <style:style style:name="T707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08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09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710" style:parent-style-name="Normal" style:family="paragraph">
      <style:paragraph-properties style:snap-to-layout-grid="false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711" style:parent-style-name="Normal" style:family="paragraph">
      <style:paragraph-properties style:snap-to-layout-grid="false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712" style:family="table-row">
      <style:table-row-properties style:min-row-height="0.4048in" style:use-optimal-row-height="false"/>
    </style:style>
    <style:style style:name="TableCell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71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71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71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720" style:parent-style-name="Normal" style:family="paragraph">
      <style:paragraph-properties fo:text-align="center" fo:margin-bottom="0in" fo:line-height="100%"/>
    </style:style>
    <style:style style:name="T721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72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2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2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2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3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735" style:family="table-row">
      <style:table-row-properties style:min-row-height="0.4048in" style:use-optimal-row-height="false"/>
    </style:style>
    <style:style style:name="TableCell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4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4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4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4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5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5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754" style:family="table-row">
      <style:table-row-properties style:min-row-height="0.4048in" style:use-optimal-row-height="false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style:snap-to-layout-grid="false" fo:text-align="center" fo:margin-bottom="0in" fo:line-height="100%"/>
    </style:style>
    <style:style style:name="T757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758" style:parent-style-name="Normal" style:family="paragraph">
      <style:paragraph-properties style:snap-to-layout-grid="false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759" style:parent-style-name="Normal" style:family="paragraph">
      <style:paragraph-properties style:snap-to-layout-grid="false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760" style:family="table-row">
      <style:table-row-properties style:min-row-height="0.4048in" style:use-optimal-row-height="false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76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76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76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768" style:parent-style-name="Normal" style:family="paragraph">
      <style:paragraph-properties fo:text-align="center" fo:margin-bottom="0in" fo:line-height="100%"/>
    </style:style>
    <style:style style:name="T769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77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7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7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7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78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7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78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785" style:family="table-row">
      <style:table-row-properties style:min-row-height="0.2326in" style:use-optimal-row-height="false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style:snap-to-layout-grid="false" fo:text-align="center" fo:margin-bottom="0in" fo:line-height="100%"/>
    </style:style>
    <style:style style:name="T788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89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79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791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Row792" style:family="table-row">
      <style:table-row-properties style:min-row-height="0.4048in" style:use-optimal-row-height="false"/>
    </style:style>
    <style:style style:name="TableCell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79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79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79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800" style:parent-style-name="Normal" style:family="paragraph">
      <style:paragraph-properties fo:text-align="center" fo:margin-bottom="0in" fo:line-height="100%"/>
    </style:style>
    <style:style style:name="T801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80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811" style:family="table-row">
      <style:table-row-properties style:min-row-height="0.4048in" style:use-optimal-row-height="false"/>
    </style:style>
    <style:style style:name="TableCell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824" style:family="table-row">
      <style:table-row-properties style:min-row-height="0.4048in" style:use-optimal-row-height="false"/>
    </style:style>
    <style:style style:name="TableCell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837" style:family="table-row">
      <style:table-row-properties style:min-row-height="0.4048in" style:use-optimal-row-height="false"/>
    </style:style>
    <style:style style:name="TableCell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850" style:family="table-row">
      <style:table-row-properties style:min-row-height="0.4048in" style:use-optimal-row-height="false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853" style:parent-style-name="Normal" style:family="paragraph">
      <style:paragraph-properties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854" style:parent-style-name="Normal" style:family="paragraph">
      <style:paragraph-properties style:snap-to-layout-grid="false" fo:margin-bottom="0in" fo:line-height="100%"/>
    </style:style>
    <style:style style:name="T855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856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857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858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Row859" style:family="table-row">
      <style:table-row-properties style:min-row-height="0.4048in" style:use-optimal-row-height="false"/>
    </style:style>
    <style:style style:name="TableCell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862" style:parent-style-name="Normal" style:family="paragraph">
      <style:paragraph-properties fo:text-align="center" fo:margin-bottom="0in" fo:line-height="100%"/>
    </style:style>
    <style:style style:name="T863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864" style:parent-style-name="Normal" style:family="paragraph">
      <style:paragraph-properties fo:text-align="center" fo:margin-bottom="0in" fo:line-height="100%"/>
    </style:style>
    <style:style style:name="T865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86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869" style:parent-style-name="Normal" style:family="paragraph">
      <style:paragraph-properties fo:text-align="center" fo:margin-bottom="0in" fo:line-height="100%"/>
    </style:style>
    <style:style style:name="T87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87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87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87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882" style:family="table-row">
      <style:table-row-properties style:min-row-height="0.0916in" style:use-optimal-row-height="false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bottom="0in" fo:line-height="100%"/>
    </style:style>
    <style:style style:name="T885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886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887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888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TableRow889" style:family="table-row">
      <style:table-row-properties style:min-row-height="0.4048in" style:use-optimal-row-height="false"/>
    </style:style>
    <style:style style:name="TableCell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892" style:parent-style-name="Normal" style:family="paragraph">
      <style:paragraph-properties fo:text-align="center" fo:margin-bottom="0in" fo:line-height="100%"/>
    </style:style>
    <style:style style:name="T893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894" style:parent-style-name="Normal" style:family="paragraph">
      <style:paragraph-properties fo:text-align="center" fo:margin-bottom="0in" fo:line-height="100%"/>
    </style:style>
    <style:style style:name="T895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89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899" style:parent-style-name="Normal" style:family="paragraph">
      <style:paragraph-properties fo:text-align="center" fo:margin-bottom="0in" fo:line-height="100%"/>
    </style:style>
    <style:style style:name="T900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90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0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0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08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09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1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12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13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916" style:family="table-row">
      <style:table-row-properties style:min-row-height="0.4048in" style:use-optimal-row-height="false"/>
    </style:style>
    <style:style style:name="TableCell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2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2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25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28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29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30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3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34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937" style:family="table-row">
      <style:table-row-properties style:min-row-height="0.4048in" style:use-optimal-row-height="false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940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941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Row942" style:family="table-row">
      <style:table-row-properties style:min-row-height="0.4048in" style:use-optimal-row-height="false"/>
    </style:style>
    <style:style style:name="TableCell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945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946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P947" style:parent-style-name="Normal" style:family="paragraph">
      <style:paragraph-properties fo:text-align="center" fo:margin-bottom="0in" fo:line-height="100%"/>
    </style:style>
    <style:style style:name="T948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95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952" style:parent-style-name="Normal" style:family="paragraph">
      <style:paragraph-properties fo:text-align="center" fo:margin-bottom="0in" fo:line-height="100%"/>
    </style:style>
    <style:style style:name="T953" style:parent-style-name="DefaultParagraphFont" style:family="text">
      <style:text-properties style:font-name="Tahoma" style:font-name-asian="Times New Roman" style:font-name-complex="Tahoma" fo:font-size="8pt" style:font-size-asian="8pt" style:font-size-complex="8pt"/>
    </style:style>
    <style:style style:name="P95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6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57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58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59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62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63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64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6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67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68" style:parent-style-name="Normal" style:family="paragraph">
      <style:paragraph-properties style:snap-to-layout-grid="false" fo:text-align="center" fo:margin-bottom="0in" fo:line-height="100%"/>
    </style:style>
    <style:style style:name="T969" style:parent-style-name="DefaultParagraphFont" style:family="text">
      <style:text-properties style:font-name="Tahoma" style:font-name-complex="Tahoma" fo:font-size="8pt" style:font-size-asian="8pt" style:font-size-complex="8pt"/>
    </style:style>
    <style:style style:name="T970" style:parent-style-name="DefaultParagraphFont" style:family="text">
      <style:text-properties style:font-name="Tahoma" style:font-name-complex="Tahoma" fo:font-size="8pt" style:font-size-asian="8pt" style:font-size-complex="8pt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73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74" style:parent-style-name="Normal" style:family="paragraph">
      <style:paragraph-properties style:snap-to-layout-grid="false" fo:text-align="center" fo:margin-bottom="0in" fo:line-height="100%"/>
    </style:style>
    <style:style style:name="T975" style:parent-style-name="DefaultParagraphFont" style:family="text">
      <style:text-properties style:font-name="Tahoma" style:font-name-complex="Tahoma" fo:font-size="8pt" style:font-size-asian="8pt" style:font-size-complex="8pt"/>
    </style:style>
    <style:style style:name="TableRow976" style:family="table-row">
      <style:table-row-properties style:min-row-height="0.4048in" style:use-optimal-row-height="false"/>
    </style:style>
    <style:style style:name="TableCell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TableCell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83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84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87" style:parent-style-name="Normal" style:family="paragraph">
      <style:paragraph-properties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88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0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91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92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93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96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97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P998" style:parent-style-name="Normal" style:family="paragraph">
      <style:paragraph-properties style:snap-to-layout-grid="false" fo:text-align="center" fo:margin-bottom="0in" fo:line-height="100%"/>
      <style:text-properties style:font-name="Tahoma" style:font-name-complex="Tahoma" fo:font-size="8pt" style:font-size-asian="8pt" style:font-size-complex="8pt"/>
    </style:style>
    <style:style style:name="TableRow999" style:family="table-row">
      <style:table-row-properties style:min-row-height="0.0979in" style:use-optimal-row-height="false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1002" style:parent-style-name="Normal" style:family="paragraph">
      <style:paragraph-properties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003" style:parent-style-name="Normal" style:family="paragraph">
      <style:paragraph-properties style:snap-to-layout-grid="false" fo:text-align="center" fo:margin-bottom="0in" fo:line-height="100%"/>
      <style:text-properties style:font-name="Tahoma" style:font-name-asian="Times New Roman" style:font-name-complex="Tahoma" fo:font-size="8pt" style:font-size-asian="8pt" style:font-size-complex="8pt"/>
    </style:style>
    <style:style style:name="P1004" style:parent-style-name="Normal" style:family="paragraph">
      <style:text-properties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6">
            <text:p text:style-name="P17">יום<text:s/>א<text:s/>24/9/17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7"/>
          </table:table-cell>
          <table:table-cell>
            <text:p text:style-name="P17"/>
          </table:table-cell>
          <table:table-cell>
            <text:p text:style-name="P17"/>
          </table:table-cell>
          <table:table-cell>
            <text:p text:style-name="P17"/>
          </table:table-cell>
          <table:table-cell>
            <text:p text:style-name="P17"/>
          </table:table-cell>
          <table:table-cell>
            <text:p text:style-name="P17"/>
          </table:table-cell>
          <table:table-cell>
            <text:p text:style-name="P17"/>
          </table:table-cell>
        </table:table-row>
        <table:table-row table:style-name="TableRow18">
          <table:table-cell table:style-name="TableCell19">
            <text:p text:style-name="P20">ילדים א מרכז</text:p>
            <text:p text:style-name="P21">15:30</text:p>
            <text:p text:style-name="P22"><text:span text:style-name="T23">מולדת<text:s/></text:span></text:p>
          </table:table-cell>
          <table:table-cell table:style-name="TableCell24">
            <text:p text:style-name="P25">יום<text:s/>א</text:p>
            <text:p text:style-name="P26">24/9/17</text:p>
            <text:p text:style-name="P27"><text:span text:style-name="T28">קו 1</text:span></text:p>
            <text:p text:style-name="P29"/>
          </table:table-cell>
          <table:table-cell table:style-name="TableCell30">
            <text:p text:style-name="P31"><text:s/>15:00</text:p>
            <text:p text:style-name="P32">בית השיטה<text:s/></text:p>
            <text:p text:style-name="P33">הרחבה עליונה<text:s/></text:p>
            <text:p text:style-name="P34">1 שחקן<text:s/></text:p>
          </table:table-cell>
          <table:table-cell table:style-name="TableCell35">
            <text:p text:style-name="P36">15:10</text:p>
            <text:p text:style-name="P37">אולם עין חרוד</text:p>
            <text:p text:style-name="P38">13 שחקנים<text:s/></text:p>
            <text:p text:style-name="P39"/>
          </table:table-cell>
          <table:table-cell table:style-name="TableCell40">
            <text:p text:style-name="P41">15:00</text:p>
            <text:p text:style-name="P42">כפר יחזקאל<text:s/></text:p>
            <text:p text:style-name="P43">הרחבה<text:s/></text:p>
            <text:p text:style-name="P44">1 שחקן <text:s text:c="2"/></text:p>
          </table:table-cell>
          <table:table-cell table:style-name="TableCell45"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  <table:table-cell>
            <text:p text:style-name="P46"/>
          </table:table-cell>
        </table:table-row>
        <table:table-row table:style-name="TableRow47">
          <table:table-cell table:style-name="TableCell48" table:number-columns-spanned="6">
            <text:p text:style-name="P49"><text:span text:style-name="T50">פיזור בשעה 17:05</text:span><text:span text:style-name="T51"><text:s/>קו 1 ( 9 שחקנים ) כפר יחזקאל הרחבה + צרכנייה ובית השיטה הרחבה עליונה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49"/>
          </table:table-cell>
          <table:table-cell>
            <text:p text:style-name="P49"/>
          </table:table-cell>
          <table:table-cell>
            <text:p text:style-name="P49"/>
          </table:table-cell>
          <table:table-cell>
            <text:p text:style-name="P49"/>
          </table:table-cell>
          <table:table-cell>
            <text:p text:style-name="P49"/>
          </table:table-cell>
          <table:table-cell>
            <text:p text:style-name="P49"/>
          </table:table-cell>
          <table:table-cell>
            <text:p text:style-name="P49"/>
          </table:table-cell>
        </table:table-row>
        <table:table-row table:style-name="TableRow52">
          <table:table-cell table:style-name="TableCell53">
            <text:p text:style-name="P54">קט סל א מערב</text:p>
            <text:p text:style-name="P55"><text:span text:style-name="T56">15:30</text:span></text:p>
            <text:p text:style-name="P57"><text:span text:style-name="T58">גן נר<text:s/></text:span></text:p>
          </table:table-cell>
          <table:table-cell table:style-name="TableCell59">
            <text:p text:style-name="P60">יום<text:s/>א</text:p>
            <text:p text:style-name="P61">24/9/17</text:p>
            <text:p text:style-name="P62"><text:span text:style-name="T63">קו 1</text:span></text:p>
            <text:p text:style-name="P64"/>
          </table:table-cell>
          <table:table-cell table:style-name="TableCell65">
            <text:p text:style-name="P66">14:40</text:p>
            <text:p text:style-name="P67">אומן ליד המכולת</text:p>
            <text:p text:style-name="P68">1 שחקן <text:s/></text:p>
          </table:table-cell>
          <table:table-cell table:style-name="TableCell69">
            <text:p text:style-name="P70">14:45</text:p>
            <text:p text:style-name="P71">מלאה<text:s/></text:p>
            <text:p text:style-name="P72">1 שחקן<text:s/></text:p>
          </table:table-cell>
          <table:table-cell table:style-name="TableCell73">
            <text:p text:style-name="P74">15:00</text:p>
            <text:p text:style-name="P75">רם און הרחבה<text:s/></text:p>
            <text:p text:style-name="P76">1 שחקן</text:p>
          </table:table-cell>
          <table:table-cell table:style-name="TableCell77">
            <text:p text:style-name="P78">15:05</text:p>
            <text:p text:style-name="P79">כיכר חבר<text:s/></text:p>
            <text:p text:style-name="P80">2 שחקנים<text:s/></text:p>
            <text:p text:style-name="P81"/>
          </table:table-cell>
          <table:table-cell>
            <text:p text:style-name="P81"/>
          </table:table-cell>
          <table:table-cell>
            <text:p text:style-name="P81"/>
          </table:table-cell>
          <table:table-cell>
            <text:p text:style-name="P81"/>
          </table:table-cell>
          <table:table-cell>
            <text:p text:style-name="P81"/>
          </table:table-cell>
          <table:table-cell>
            <text:p text:style-name="P81"/>
          </table:table-cell>
          <table:table-cell>
            <text:p text:style-name="P81"/>
          </table:table-cell>
          <table:table-cell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15:15</text:p>
            <text:p text:style-name="P89">מגן שאול<text:s/></text:p>
            <text:p text:style-name="P90">2 שחקן<text:s/>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>
            <text:p text:style-name="P96"/>
          </table:table-cell>
          <table:table-cell>
            <text:p text:style-name="P96"/>
          </table:table-cell>
          <table:table-cell>
            <text:p text:style-name="P96"/>
          </table:table-cell>
          <table:table-cell>
            <text:p text:style-name="P96"/>
          </table:table-cell>
          <table:table-cell>
            <text:p text:style-name="P96"/>
          </table:table-cell>
          <table:table-cell>
            <text:p text:style-name="P96"/>
          </table:table-cell>
          <table:table-cell>
            <text:p text:style-name="P96"/>
          </table:table-cell>
        </table:table-row>
        <table:table-row table:style-name="TableRow97">
          <table:table-cell table:style-name="TableCell98" table:number-columns-spanned="6">
            <text:p text:style-name="P99"><text:span text:style-name="T100">פיזור בשעה 17:05</text:span><text:span text:style-name="T101"><text:s/>קו 1 (7 שחקנים ) מגן שאול <text:s/>, אדירים , חבר , רם און, אומן ומלאה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99"/>
          </table:table-cell>
          <table:table-cell>
            <text:p text:style-name="P99"/>
          </table:table-cell>
          <table:table-cell>
            <text:p text:style-name="P99"/>
          </table:table-cell>
          <table:table-cell>
            <text:p text:style-name="P99"/>
          </table:table-cell>
          <table:table-cell>
            <text:p text:style-name="P99"/>
          </table:table-cell>
          <table:table-cell>
            <text:p text:style-name="P99"/>
          </table:table-cell>
          <table:table-cell>
            <text:p text:style-name="P99"/>
          </table:table-cell>
        </table:table-row>
        <table:table-row table:style-name="TableRow102">
          <table:table-cell table:style-name="TableCell103">
            <text:p text:style-name="P104">קט סל א רימון דקלים<text:s/></text:p>
            <text:p text:style-name="P105">15:30</text:p>
            <text:p text:style-name="P106"><text:span text:style-name="T107">בית אלפא <text:s/></text:span></text:p>
          </table:table-cell>
          <table:table-cell table:style-name="TableCell108">
            <text:p text:style-name="P109">יום<text:s/>א</text:p>
            <text:p text:style-name="P110">24/9/17</text:p>
            <text:p text:style-name="P111"><text:span text:style-name="T112">קו 1</text:span></text:p>
            <text:p text:style-name="P113"/>
          </table:table-cell>
          <table:table-cell table:style-name="TableCell114">
            <text:p text:style-name="P115">14:50</text:p>
            <text:p text:style-name="P116">בית ספר דקלים<text:s/></text:p>
            <text:p text:style-name="P117">3 שחקנים<text:s/></text:p>
          </table:table-cell>
          <table:table-cell table:style-name="TableCell118">
            <text:p text:style-name="P119">15:05</text:p>
            <text:p text:style-name="P120">בית ספר רימון<text:s/></text:p>
            <text:p text:style-name="P121">8 שחקנים<text:s/>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>
            <text:p text:style-name="P125"/>
          </table:table-cell>
          <table:table-cell>
            <text:p text:style-name="P125"/>
          </table:table-cell>
          <table:table-cell>
            <text:p text:style-name="P125"/>
          </table:table-cell>
          <table:table-cell>
            <text:p text:style-name="P125"/>
          </table:table-cell>
          <table:table-cell>
            <text:p text:style-name="P125"/>
          </table:table-cell>
          <table:table-cell>
            <text:p text:style-name="P125"/>
          </table:table-cell>
          <table:table-cell>
            <text:p text:style-name="P125"/>
          </table:table-cell>
        </table:table-row>
        <table:table-row table:style-name="TableRow126">
          <table:table-cell table:style-name="TableCell127" table:number-columns-spanned="6">
            <text:p text:style-name="P128"><text:span text:style-name="T129">פיזור בשעה 17:00</text:span><text:span text:style-name="T130"><text:s/>קו 1- 11 שחקנים <text:s/>לניר דוד <text:s/>, בית השיטה הרחבה עליונה ועיגול , שדה נחום , נווה איתן חמדיה ונווה אור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28"/>
          </table:table-cell>
          <table:table-cell>
            <text:p text:style-name="P128"/>
          </table:table-cell>
          <table:table-cell>
            <text:p text:style-name="P128"/>
          </table:table-cell>
          <table:table-cell>
            <text:p text:style-name="P128"/>
          </table:table-cell>
          <table:table-cell>
            <text:p text:style-name="P128"/>
          </table:table-cell>
          <table:table-cell>
            <text:p text:style-name="P128"/>
          </table:table-cell>
          <table:table-cell>
            <text:p text:style-name="P128"/>
          </table:table-cell>
        </table:table-row>
        <table:table-row table:style-name="TableRow131">
          <table:table-cell table:style-name="TableCell132">
            <text:p text:style-name="P133">קט סל בנות דדו</text:p>
            <text:p text:style-name="P134">15:30</text:p>
            <text:p text:style-name="P135">דדו</text:p>
          </table:table-cell>
          <table:table-cell table:style-name="TableCell136">
            <text:p text:style-name="P137">יום<text:s/>א</text:p>
            <text:p text:style-name="P138">24/9/17</text:p>
            <text:p text:style-name="P139"><text:span text:style-name="T140">קו 1</text:span></text:p>
            <text:p text:style-name="P141"/>
          </table:table-cell>
          <table:table-cell table:style-name="TableCell142">
            <text:p text:style-name="P143">14:50</text:p>
            <text:p text:style-name="P144">גן נר אולם</text:p>
            <text:p text:style-name="P145">4 בנות</text:p>
          </table:table-cell>
          <table:table-cell table:style-name="TableCell146">
            <text:p text:style-name="P147">15:10</text:p>
            <text:p text:style-name="P148">ניר יפה הרחבה + מועדון</text:p>
            <text:p text:style-name="P149">8<text:s/>בנות</text:p>
            <text:p text:style-name="P150"/>
          </table:table-cell>
          <table:table-cell table:style-name="TableCell151">
            <text:p text:style-name="P152">15:20</text:p>
            <text:p text:style-name="P153">רם און<text:s/></text:p>
            <text:p text:style-name="P154">הרחבה / ישראלי</text:p>
            <text:p text:style-name="P155">2 שחקניות<text:s/><text:s/></text:p>
          </table:table-cell>
          <table:table-cell table:style-name="TableCell156">
            <text:p text:style-name="P157"/>
          </table:table-cell>
          <table:table-cell>
            <text:p text:style-name="P157"/>
          </table:table-cell>
          <table:table-cell>
            <text:p text:style-name="P157"/>
          </table:table-cell>
          <table:table-cell>
            <text:p text:style-name="P157"/>
          </table:table-cell>
          <table:table-cell>
            <text:p text:style-name="P157"/>
          </table:table-cell>
          <table:table-cell>
            <text:p text:style-name="P157"/>
          </table:table-cell>
          <table:table-cell>
            <text:p text:style-name="P157"/>
          </table:table-cell>
          <table:table-cell>
            <text:p text:style-name="P157"/>
          </table:table-cell>
        </table:table-row>
        <table:table-row table:style-name="TableRow158">
          <table:table-cell table:style-name="TableCell159" table:number-columns-spanned="6">
            <text:p text:style-name="P160"><text:span text:style-name="T161">פיזור בשעה 17:05<text:s/></text:span><text:span text:style-name="T162">–</text:span><text:span text:style-name="T163"><text:s/>ל</text:span><text:span text:style-name="T164">רם און הרחבה וישראלי ,<text:s/></text:span><text:span text:style-name="T165">ניר יפה הרחבה ומועדון , אולם גן נר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60"/>
          </table:table-cell>
          <table:table-cell>
            <text:p text:style-name="P160"/>
          </table:table-cell>
          <table:table-cell>
            <text:p text:style-name="P160"/>
          </table:table-cell>
          <table:table-cell>
            <text:p text:style-name="P160"/>
          </table:table-cell>
          <table:table-cell>
            <text:p text:style-name="P160"/>
          </table:table-cell>
          <table:table-cell>
            <text:p text:style-name="P160"/>
          </table:table-cell>
          <table:table-cell>
            <text:p text:style-name="P160"/>
          </table:table-cell>
        </table:table-row>
        <table:table-row table:style-name="TableRow166">
          <table:table-cell table:style-name="TableCell167">
            <text:p text:style-name="P168">נוער על / לאומית<text:s/></text:p>
            <text:p text:style-name="P169">שלא בעמק חרוד</text:p>
            <text:p text:style-name="P170">16:30</text:p>
            <text:p text:style-name="P171"><text:span text:style-name="T172">עין חרוד<text:s/></text:span></text:p>
          </table:table-cell>
          <table:table-cell table:style-name="TableCell173">
            <text:p text:style-name="P174">יום<text:s/>א</text:p>
            <text:p text:style-name="P175">24/9/17</text:p>
            <text:p text:style-name="P176"><text:span text:style-name="T177">קו 1</text:span></text:p>
            <text:p text:style-name="P178"/>
          </table:table-cell>
          <table:table-cell table:style-name="TableCell179">
            <text:p text:style-name="P180">16:00</text:p>
            <text:p text:style-name="P181">בית ספר גאון הירדן<text:s/></text:p>
            <text:p text:style-name="P182">3 שחקנים<text:s/></text:p>
          </table:table-cell>
          <table:table-cell table:style-name="TableCell183">
            <text:p text:style-name="P184">16:15</text:p>
            <text:p text:style-name="P185">ניר דוד<text:s/></text:p>
            <text:p text:style-name="P186">1 שחקן<text:s/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  <table:table-cell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קו 2<text:s/></text:p>
          </table:table-cell>
          <table:table-cell table:style-name="TableCell196">
            <text:p text:style-name="P197">15:45</text:p>
            <text:p text:style-name="P198">בית ספר מזרע<text:s/></text:p>
            <text:p text:style-name="P199">1 שחקן<text:s/></text:p>
          </table:table-cell>
          <table:table-cell table:style-name="TableCell200">
            <text:p text:style-name="P201">15:55</text:p>
            <text:p text:style-name="P202">עפולה<text:s/></text:p>
            <text:p text:style-name="P203">רהיטי טולדו<text:s/></text:p>
            <text:p text:style-name="P204">1 שחקן <text:s/></text:p>
          </table:table-cell>
          <table:table-cell table:style-name="TableCell205">
            <text:p text:style-name="P206">16:05</text:p>
            <text:p text:style-name="P207">גן נר<text:s/></text:p>
            <text:p text:style-name="P208">דואר תחתון<text:s/></text:p>
            <text:p text:style-name="P209">2 שחקנים<text:s/></text:p>
          </table:table-cell>
          <table:table-cell table:style-name="TableCell210">
            <text:p text:style-name="P211"/>
          </table:table-cell>
          <table:table-cell>
            <text:p text:style-name="P211"/>
          </table:table-cell>
          <table:table-cell>
            <text:p text:style-name="P211"/>
          </table:table-cell>
          <table:table-cell>
            <text:p text:style-name="P211"/>
          </table:table-cell>
          <table:table-cell>
            <text:p text:style-name="P211"/>
          </table:table-cell>
          <table:table-cell>
            <text:p text:style-name="P211"/>
          </table:table-cell>
          <table:table-cell>
            <text:p text:style-name="P211"/>
          </table:table-cell>
          <table:table-cell>
            <text:p text:style-name="P211"/>
          </table:table-cell>
        </table:table-row>
        <table:table-row table:style-name="TableRow212">
          <table:table-cell table:style-name="TableCell213" table:number-columns-spanned="6">
            <text:p text:style-name="P214">פיזור בשעה 18:30 ב-2 קווים :</text:p>
            <text:p text:style-name="P215">קו 1<text:s/>–<text:s/>-<text:s/>6 שחקנים <text:s/>גן נר , עפולה , אחוזת ברק<text:s/></text:p>
            <text:p text:style-name="P216">קו 2<text:s/>–<text:s/>4 שחקנים- <text:s/>ניר דוד , רחוב , נווה אור ומנחמיה<text:s/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216"/>
          </table:table-cell>
          <table:table-cell>
            <text:p text:style-name="P216"/>
          </table:table-cell>
          <table:table-cell>
            <text:p text:style-name="P216"/>
          </table:table-cell>
          <table:table-cell>
            <text:p text:style-name="P216"/>
          </table:table-cell>
          <table:table-cell>
            <text:p text:style-name="P216"/>
          </table:table-cell>
          <table:table-cell>
            <text:p text:style-name="P216"/>
          </table:table-cell>
          <table:table-cell>
            <text:p text:style-name="P216"/>
          </table:table-cell>
        </table:table-row>
        <table:table-row table:style-name="TableRow217">
          <table:table-cell table:style-name="TableCell218">
            <text:p text:style-name="P219">נערים ארצית מזרח<text:s/></text:p>
            <text:p text:style-name="P220">16:30</text:p>
            <text:p text:style-name="P221">מסילות<text:s/></text:p>
            <text:p text:style-name="P222"><text:s/></text:p>
          </table:table-cell>
          <table:table-cell table:style-name="TableCell223">
            <text:p text:style-name="P224">יום<text:s/>א</text:p>
            <text:p text:style-name="P225">24/9/17</text:p>
            <text:p text:style-name="P226"><text:span text:style-name="T227">קו 1</text:span></text:p>
            <text:p text:style-name="P228"/>
          </table:table-cell>
          <table:table-cell table:style-name="TableCell229">
            <text:p text:style-name="P230">16:00</text:p>
            <text:p text:style-name="P231">מעוז חיים</text:p>
            <text:p text:style-name="P232">1 שחקן<text:s/></text:p>
          </table:table-cell>
          <table:table-cell table:style-name="TableCell233">
            <text:p text:style-name="P234">16:10</text:p>
            <text:p text:style-name="P235">טירת צבי 1 שחקן</text:p>
          </table:table-cell>
          <table:table-cell table:style-name="TableCell236">
            <text:p text:style-name="P237">16:15</text:p>
            <text:p text:style-name="P238">שדה אליהו</text:p>
            <text:p text:style-name="P239">2 שחקנים<text:s/></text:p>
          </table:table-cell>
          <table:table-cell table:style-name="TableCell240">
            <text:p text:style-name="P241">16:20</text:p>
            <text:p text:style-name="P242">רשפים</text:p>
            <text:p text:style-name="P243">2 שחקנים</text:p>
          </table:table-cell>
          <table:table-cell>
            <text:p text:style-name="P243"/>
          </table:table-cell>
          <table:table-cell>
            <text:p text:style-name="P243"/>
          </table:table-cell>
          <table:table-cell>
            <text:p text:style-name="P243"/>
          </table:table-cell>
          <table:table-cell>
            <text:p text:style-name="P243"/>
          </table:table-cell>
          <table:table-cell>
            <text:p text:style-name="P243"/>
          </table:table-cell>
          <table:table-cell>
            <text:p text:style-name="P243"/>
          </table:table-cell>
          <table:table-cell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16:25</text:p>
            <text:p text:style-name="P251">בית שאן</text:p>
            <text:p text:style-name="P252">תחנה אחרונה לכיוון מסילות<text:s/></text:p>
            <text:p text:style-name="P253">1 שחקן<text:s/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>
            <text:p text:style-name="P259"/>
          </table:table-cell>
          <table:table-cell>
            <text:p text:style-name="P259"/>
          </table:table-cell>
          <table:table-cell>
            <text:p text:style-name="P259"/>
          </table:table-cell>
          <table:table-cell>
            <text:p text:style-name="P259"/>
          </table:table-cell>
          <table:table-cell>
            <text:p text:style-name="P259"/>
          </table:table-cell>
          <table:table-cell>
            <text:p text:style-name="P259"/>
          </table:table-cell>
          <table:table-cell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קו 2</text:p>
          </table:table-cell>
          <table:table-cell table:style-name="TableCell265">
            <text:p text:style-name="P266">15:50</text:p>
            <text:p text:style-name="P267">עין חרוד</text:p>
            <text:p text:style-name="P268">אולם<text:s/></text:p>
            <text:p text:style-name="P269">1 שחקן<text:s/></text:p>
          </table:table-cell>
          <table:table-cell table:style-name="TableCell270">
            <text:p text:style-name="P271">16:00</text:p>
            <text:p text:style-name="P272">שדה נחום</text:p>
            <text:p text:style-name="P273">1 שחקן<text:s/></text:p>
          </table:table-cell>
          <table:table-cell table:style-name="TableCell274">
            <text:p text:style-name="P275">16:15</text:p>
            <text:p text:style-name="P276">בית אלפא</text:p>
            <text:p text:style-name="P277">1 שחקן</text:p>
          </table:table-cell>
          <table:table-cell table:style-name="TableCell278">
            <text:p text:style-name="P279">16:20</text:p>
            <text:p text:style-name="P280">ניר דוד<text:s/></text:p>
            <text:p text:style-name="P281">2 שחקנים<text:s/></text:p>
          </table:table-cell>
          <table:table-cell>
            <text:p text:style-name="P281"/>
          </table:table-cell>
          <table:table-cell>
            <text:p text:style-name="P281"/>
          </table:table-cell>
          <table:table-cell>
            <text:p text:style-name="P281"/>
          </table:table-cell>
          <table:table-cell>
            <text:p text:style-name="P281"/>
          </table:table-cell>
          <table:table-cell>
            <text:p text:style-name="P281"/>
          </table:table-cell>
          <table:table-cell>
            <text:p text:style-name="P281"/>
          </table:table-cell>
          <table:table-cell>
            <text:p text:style-name="P281"/>
          </table:table-cell>
        </table:table-row>
        <table:table-row table:style-name="TableRow282">
          <table:table-cell table:style-name="TableCell283" table:number-columns-spanned="6">
            <text:p text:style-name="P284"><text:bookmark-start text:name="OLE_LINK2"/><text:span text:style-name="T285">פיזור בשעה 18:05 ב-2 קווים :</text:span></text:p>
            <text:p text:style-name="P286">קו 1<text:s/>–<text:s/>7 שחקנים<text:s/>–<text:s/>לבית שאן , רשפים שדה אליהו , טירת צבי ומעוז חיים<text:s/></text:p>
            <text:p text:style-name="P287">קו 2<text:s/>–<text:s/>5 שחקנים<text:s/>–<text:s/>לניר דוד ,בית אלפא , חפציבה ושדה נחום<text:s/></text:p>
            <text:p text:style-name="P288"><text:bookmark-end text:name="OLE_LINK2"/><text:s/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288"/>
          </table:table-cell>
          <table:table-cell>
            <text:p text:style-name="P288"/>
          </table:table-cell>
          <table:table-cell>
            <text:p text:style-name="P288"/>
          </table:table-cell>
          <table:table-cell>
            <text:p text:style-name="P288"/>
          </table:table-cell>
          <table:table-cell>
            <text:p text:style-name="P288"/>
          </table:table-cell>
          <table:table-cell>
            <text:p text:style-name="P288"/>
          </table:table-cell>
          <table:table-cell>
            <text:p text:style-name="P288"/>
          </table:table-cell>
        </table:table-row>
        <table:table-row table:style-name="TableRow289">
          <table:table-cell table:style-name="TableCell290">
            <text:p text:style-name="P291">נערות ב לאומית</text:p>
            <text:p text:style-name="P292">17:00</text:p>
            <text:p text:style-name="P293">דדו</text:p>
          </table:table-cell>
          <table:table-cell table:style-name="TableCell294">
            <text:p text:style-name="P295">יום<text:s/>א</text:p>
            <text:p text:style-name="P296">24/9/17</text:p>
            <text:p text:style-name="P297"><text:span text:style-name="T298">קו 1</text:span></text:p>
            <text:p text:style-name="P299"/>
          </table:table-cell>
          <table:table-cell table:style-name="TableCell300">
            <text:p text:style-name="P301">16:10</text:p>
            <text:p text:style-name="P302">בית אלפא</text:p>
            <text:p text:style-name="P303">1 שחקנית</text:p>
          </table:table-cell>
          <table:table-cell table:style-name="TableCell304">
            <text:p text:style-name="P305">16:35</text:p>
            <text:p text:style-name="P306">מירב</text:p>
            <text:p text:style-name="P307">3 שחקניות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  <table:table-cell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>קו 2</text:p>
          </table:table-cell>
          <table:table-cell table:style-name="TableCell317">
            <text:p text:style-name="P318">16:00</text:p>
            <text:p text:style-name="P319">כפר כמא</text:p>
            <text:p text:style-name="P320">1 שחקנית</text:p>
          </table:table-cell>
          <table:table-cell table:style-name="TableCell321">
            <text:p text:style-name="P322">16:30</text:p>
            <text:p text:style-name="P323">אולם עין חרוד</text:p>
            <text:p text:style-name="P324">5 שחקניות</text:p>
          </table:table-cell>
          <table:table-cell table:style-name="TableCell325">
            <text:p text:style-name="P326">16:50</text:p>
            <text:p text:style-name="P327">רם און</text:p>
            <text:p text:style-name="P328">תחנה לבנה</text:p>
            <text:p text:style-name="P329">1 שחקנית</text:p>
          </table:table-cell>
          <table:table-cell table:style-name="TableCell330">
            <text:p text:style-name="P331"/>
          </table:table-cell>
          <table:table-cell>
            <text:p text:style-name="P331"/>
          </table:table-cell>
          <table:table-cell>
            <text:p text:style-name="P331"/>
          </table:table-cell>
          <table:table-cell>
            <text:p text:style-name="P331"/>
          </table:table-cell>
          <table:table-cell>
            <text:p text:style-name="P331"/>
          </table:table-cell>
          <table:table-cell>
            <text:p text:style-name="P331"/>
          </table:table-cell>
          <table:table-cell>
            <text:p text:style-name="P331"/>
          </table:table-cell>
          <table:table-cell>
            <text:p text:style-name="P331"/>
          </table:table-cell>
        </table:table-row>
        <table:table-row table:style-name="TableRow332">
          <table:table-cell table:style-name="TableCell333" table:number-columns-spanned="6">
            <text:p text:style-name="P334">פיזור בשעה 19:05 ב-3 קווים :</text:p>
            <text:p text:style-name="P335">קו -1- 4 שחקניות <text:s/>בית אלפא , מירב</text:p>
            <text:p text:style-name="P336">קו 2- 7 שחקניות -רם און , אולם עין חרוד וכפר כמא</text:p>
            <text:p text:style-name="P337"/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337"/>
          </table:table-cell>
          <table:table-cell>
            <text:p text:style-name="P337"/>
          </table:table-cell>
          <table:table-cell>
            <text:p text:style-name="P337"/>
          </table:table-cell>
          <table:table-cell>
            <text:p text:style-name="P337"/>
          </table:table-cell>
          <table:table-cell>
            <text:p text:style-name="P337"/>
          </table:table-cell>
          <table:table-cell>
            <text:p text:style-name="P337"/>
          </table:table-cell>
          <table:table-cell>
            <text:p text:style-name="P337"/>
          </table:table-cell>
        </table:table-row>
        <table:table-row table:style-name="TableRow338">
          <table:table-cell table:style-name="TableCell339">
            <text:p text:style-name="P340">נערים ט לאומית<text:s/></text:p>
            <text:p text:style-name="P341">17:00</text:p>
            <text:p text:style-name="P342"><text:span text:style-name="T343">ניר דוד<text:s/></text:span></text:p>
          </table:table-cell>
          <table:table-cell table:style-name="TableCell344">
            <text:p text:style-name="P345">יום<text:s/>א</text:p>
            <text:p text:style-name="P346">24/9/17</text:p>
            <text:p text:style-name="P347"><text:span text:style-name="T348">קו 1</text:span></text:p>
            <text:p text:style-name="P349"/>
          </table:table-cell>
          <table:table-cell table:style-name="TableCell350">
            <text:p text:style-name="P351">16:15</text:p>
            <text:p text:style-name="P352">רמת צבי</text:p>
            <text:p text:style-name="P353"><text:span text:style-name="T354">מגדל מים 1 שחקן</text:span></text:p>
          </table:table-cell>
          <table:table-cell table:style-name="TableCell355">
            <text:p text:style-name="P356">16:40</text:p>
            <text:p text:style-name="P357">שדה אליהו<text:s/></text:p>
            <text:p text:style-name="P358">1 שחקן<text:s/></text:p>
          </table:table-cell>
          <table:table-cell table:style-name="TableCell359">
            <text:p text:style-name="P360">16:45</text:p>
            <text:p text:style-name="P361">עין הנצי"ב<text:s/></text:p>
            <text:p text:style-name="P362">1 שחקן<text:s/></text:p>
          </table:table-cell>
          <table:table-cell table:style-name="TableCell363">
            <text:p text:style-name="P364"/>
          </table:table-cell>
          <table:table-cell>
            <text:p text:style-name="P364"/>
          </table:table-cell>
          <table:table-cell>
            <text:p text:style-name="P364"/>
          </table:table-cell>
          <table:table-cell>
            <text:p text:style-name="P364"/>
          </table:table-cell>
          <table:table-cell>
            <text:p text:style-name="P364"/>
          </table:table-cell>
          <table:table-cell>
            <text:p text:style-name="P364"/>
          </table:table-cell>
          <table:table-cell>
            <text:p text:style-name="P364"/>
          </table:table-cell>
          <table:table-cell>
            <text:p text:style-name="P364"/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>קו 2<text:s/></text:p>
          </table:table-cell>
          <table:table-cell table:style-name="TableCell370">
            <text:p text:style-name="P371">16:00</text:p>
            <text:p text:style-name="P372">רם און הרחבה<text:s/></text:p>
            <text:p text:style-name="P373">2 שחקנים<text:s/></text:p>
          </table:table-cell>
          <table:table-cell table:style-name="TableCell374">
            <text:p text:style-name="P375">16:15</text:p>
            <text:p text:style-name="P376">גן נר דואר תחתון/ עליון</text:p>
            <text:p text:style-name="P377">2 שחקנים</text:p>
          </table:table-cell>
          <table:table-cell table:style-name="TableCell378">
            <text:p text:style-name="P379">16:25</text:p>
            <text:p text:style-name="P380">כפר יחזקאל הרחבה<text:s/></text:p>
            <text:p text:style-name="P381">1 שחקן<text:s/></text:p>
          </table:table-cell>
          <table:table-cell table:style-name="TableCell382">
            <text:p text:style-name="P383">16:35</text:p>
            <text:p text:style-name="P384">עין חרוד<text:s/></text:p>
            <text:p text:style-name="P385">אולם<text:s/></text:p>
            <text:p text:style-name="P386">3 שחקנים<text:s/></text:p>
          </table:table-cell>
          <table:table-cell>
            <text:p text:style-name="P386"/>
          </table:table-cell>
          <table:table-cell>
            <text:p text:style-name="P386"/>
          </table:table-cell>
          <table:table-cell>
            <text:p text:style-name="P386"/>
          </table:table-cell>
          <table:table-cell>
            <text:p text:style-name="P386"/>
          </table:table-cell>
          <table:table-cell>
            <text:p text:style-name="P386"/>
          </table:table-cell>
          <table:table-cell>
            <text:p text:style-name="P386"/>
          </table:table-cell>
          <table:table-cell>
            <text:p text:style-name="P386"/>
          </table:table-cell>
        </table:table-row>
        <table:table-row table:style-name="TableRow387">
          <table:table-cell table:style-name="TableCell388" table:number-columns-spanned="6">
            <text:p text:style-name="P389">פיזור בשעה 19:00 ב-2 קווים :</text:p>
            <text:p text:style-name="P390">קו 1<text:s/>–<text:s/>3 שחקנים <text:s/>לעין הנצי"ב, שדה אליהו ורמת צבי<text:s/></text:p>
            <text:p text:style-name="P391">קו 2<text:s/>–<text:s/>8 שחקנים ,אולם עין חרוד , כפר יחזקאל ,גן נר ורם און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391"/>
          </table:table-cell>
          <table:table-cell>
            <text:p text:style-name="P391"/>
          </table:table-cell>
          <table:table-cell>
            <text:p text:style-name="P391"/>
          </table:table-cell>
          <table:table-cell>
            <text:p text:style-name="P391"/>
          </table:table-cell>
          <table:table-cell>
            <text:p text:style-name="P391"/>
          </table:table-cell>
          <table:table-cell>
            <text:p text:style-name="P391"/>
          </table:table-cell>
          <table:table-cell>
            <text:p text:style-name="P391"/>
          </table:table-cell>
        </table:table-row>
        <table:table-row table:style-name="TableRow392">
          <table:table-cell table:style-name="TableCell393">
            <text:p text:style-name="P394">ילדים א דדו</text:p>
            <text:p text:style-name="P395">17:00</text:p>
            <text:p text:style-name="P396">בית אלפא</text:p>
          </table:table-cell>
          <table:table-cell table:style-name="TableCell397">
            <text:p text:style-name="P398">יום<text:s/>א</text:p>
            <text:p text:style-name="P399">24/9/17</text:p>
            <text:p text:style-name="P400"><text:span text:style-name="T401">קו 1</text:span></text:p>
            <text:p text:style-name="P402"/>
          </table:table-cell>
          <table:table-cell table:style-name="TableCell403">
            <text:p text:style-name="P404">16:00</text:p>
            <text:p text:style-name="P405">ניר יפה ליד המועדון</text:p>
            <text:p text:style-name="P406">2 שחקנים</text:p>
          </table:table-cell>
          <table:table-cell table:style-name="TableCell407">
            <text:p text:style-name="P408">16:15</text:p>
            <text:p text:style-name="P409">רם און</text:p>
            <text:p text:style-name="P410">הרחבה</text:p>
            <text:p text:style-name="P411">4 שחקנים</text:p>
          </table:table-cell>
          <table:table-cell table:style-name="TableCell412">
            <text:p text:style-name="P413">16:30</text:p>
            <text:p text:style-name="P414">מגן שאול<text:s/></text:p>
            <text:p text:style-name="P415">1 שחקן</text:p>
          </table:table-cell>
          <table:table-cell table:style-name="TableCell416">
            <text:p text:style-name="P417">16:35</text:p>
            <text:p text:style-name="P418">גן נר דואר תחתון + עליון</text:p>
            <text:p text:style-name="P419">2<text:s/>שחקים</text:p>
          </table:table-cell>
          <table:table-cell>
            <text:p text:style-name="P419"/>
          </table:table-cell>
          <table:table-cell>
            <text:p text:style-name="P419"/>
          </table:table-cell>
          <table:table-cell>
            <text:p text:style-name="P419"/>
          </table:table-cell>
          <table:table-cell>
            <text:p text:style-name="P419"/>
          </table:table-cell>
          <table:table-cell>
            <text:p text:style-name="P419"/>
          </table:table-cell>
          <table:table-cell>
            <text:p text:style-name="P419"/>
          </table:table-cell>
          <table:table-cell>
            <text:p text:style-name="P419"/>
          </table:table-cell>
        </table:table-row>
        <table:table-row table:style-name="TableRow420">
          <table:table-cell table:style-name="TableCell421">
            <text:p text:style-name="P422"/>
          </table:table-cell>
          <table:table-cell table:style-name="TableCell423">
            <text:p text:style-name="P424">קו 2</text:p>
          </table:table-cell>
          <table:table-cell table:style-name="TableCell425">
            <text:p text:style-name="P426">16:15</text:p>
            <text:p text:style-name="P427">מולדת<text:s/></text:p>
            <text:p text:style-name="P428">1 שחקן<text:s/></text:p>
          </table:table-cell>
          <table:table-cell table:style-name="TableCell429">
            <text:p text:style-name="P430">16:20</text:p>
            <text:p text:style-name="P431">רמת צבי</text:p>
            <text:p text:style-name="P432">כניסה / הרחבה</text:p>
            <text:p text:style-name="P433">2 שחקנים</text:p>
          </table:table-cell>
          <table:table-cell table:style-name="TableCell434">
            <text:p text:style-name="P435">16:25</text:p>
            <text:p text:style-name="P436">עין חרוד איחוד<text:s/></text:p>
            <text:p text:style-name="P437">שער צהוב<text:s/></text:p>
            <text:p text:style-name="P438">1 שחקן<text:s/></text:p>
          </table:table-cell>
          <table:table-cell table:style-name="TableCell439">
            <text:p text:style-name="P440"/>
          </table:table-cell>
          <table:table-cell>
            <text:p text:style-name="P440"/>
          </table:table-cell>
          <table:table-cell>
            <text:p text:style-name="P440"/>
          </table:table-cell>
          <table:table-cell>
            <text:p text:style-name="P440"/>
          </table:table-cell>
          <table:table-cell>
            <text:p text:style-name="P440"/>
          </table:table-cell>
          <table:table-cell>
            <text:p text:style-name="P440"/>
          </table:table-cell>
          <table:table-cell>
            <text:p text:style-name="P440"/>
          </table:table-cell>
          <table:table-cell>
            <text:p text:style-name="P440"/>
          </table:table-cell>
        </table:table-row>
        <table:table-row table:style-name="TableRow441">
          <table:table-cell table:style-name="TableCell442" table:number-columns-spanned="6">
            <text:p text:style-name="P443">פיזור בשעה<text:s/>18:35<text:s/>ב-2 קווים :</text:p>
            <text:p text:style-name="P444">קו 1<text:s/>–<text:s/>9<text:s/>שחקנים <text:s/>לגן נר 2 התחנות <text:s/>, מגן שאול , רם און וניר יפה <text:s/></text:p>
            <text:p text:style-name="P445"><text:span text:style-name="T446">קו 2<text:s/></text:span><text:span text:style-name="T447">–</text:span><text:span text:style-name="T448"><text:s/>4 שחקנים<text:s/></text:span><text:span text:style-name="T449">–</text:span><text:span text:style-name="T450"><text:s/>לעין חרוד איחוד שער צהוב , רמת צבי 2 התחנות ומולדת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445"/>
          </table:table-cell>
          <table:table-cell>
            <text:p text:style-name="P445"/>
          </table:table-cell>
          <table:table-cell>
            <text:p text:style-name="P445"/>
          </table:table-cell>
          <table:table-cell>
            <text:p text:style-name="P445"/>
          </table:table-cell>
          <table:table-cell>
            <text:p text:style-name="P445"/>
          </table:table-cell>
          <table:table-cell>
            <text:p text:style-name="P445"/>
          </table:table-cell>
          <table:table-cell>
            <text:p text:style-name="P445"/>
          </table:table-cell>
        </table:table-row>
        <table:table-row table:style-name="TableRow451">
          <table:table-cell table:style-name="TableCell452">
            <text:p text:style-name="P453">קט סל א שקד</text:p>
            <text:p text:style-name="P454">17:30</text:p>
            <text:p text:style-name="P455">מעלה גלבוע</text:p>
          </table:table-cell>
          <table:table-cell table:style-name="TableCell456">
            <text:p text:style-name="P457">יום<text:s/>א</text:p>
            <text:p text:style-name="P458">24/9/17</text:p>
            <text:p text:style-name="P459"><text:span text:style-name="T460">קו 1</text:span></text:p>
            <text:p text:style-name="P461"/>
          </table:table-cell>
          <table:table-cell table:style-name="TableCell462">
            <text:p text:style-name="P463">16:45</text:p>
            <text:p text:style-name="P464">טירת צבי</text:p>
            <text:p text:style-name="P465">2 שחקנים</text:p>
          </table:table-cell>
          <table:table-cell table:style-name="TableCell466">
            <text:p text:style-name="P467">16:50</text:p>
            <text:p text:style-name="P468">שדה אליהו</text:p>
            <text:p text:style-name="P469">2 שחקנים</text:p>
          </table:table-cell>
          <table:table-cell table:style-name="TableCell470">
            <text:p text:style-name="P471">16:55</text:p>
            <text:p text:style-name="P472">עין הנצי"ב</text:p>
            <text:p text:style-name="P473">2 שחקנים</text:p>
          </table:table-cell>
          <table:table-cell table:style-name="TableCell474">
            <text:p text:style-name="P475">17:15</text:p>
            <text:p text:style-name="P476">מירב</text:p>
            <text:p text:style-name="P477">8 שחקנים</text:p>
            <text:p text:style-name="P478"/>
          </table:table-cell>
          <table:table-cell>
            <text:p text:style-name="P478"/>
          </table:table-cell>
          <table:table-cell>
            <text:p text:style-name="P478"/>
          </table:table-cell>
          <table:table-cell>
            <text:p text:style-name="P478"/>
          </table:table-cell>
          <table:table-cell>
            <text:p text:style-name="P478"/>
          </table:table-cell>
          <table:table-cell>
            <text:p text:style-name="P478"/>
          </table:table-cell>
          <table:table-cell>
            <text:p text:style-name="P478"/>
          </table:table-cell>
          <table:table-cell>
            <text:p text:style-name="P478"/>
          </table:table-cell>
        </table:table-row>
        <table:table-row table:style-name="TableRow479">
          <table:table-cell table:style-name="TableCell480" table:number-columns-spanned="6">
            <text:p text:style-name="P481"><text:span text:style-name="T482">פיזור בשעה <text:s/>19:05<text:s/></text:span><text:span text:style-name="T483">–</text:span><text:span text:style-name="T484"><text:s/></text:span><text:span text:style-name="T485">למירב , עין הנציב , שדה אליהו וטירת צבי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86" table:number-columns-spanned="6">
            <text:p text:style-name="P487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88">
            <text:p text:style-name="P489"><text:span text:style-name="T490">פיזור בשעה<text:s/></text:span><text:span text:style-name="T491">20:30</text:span><text:span text:style-name="T492">-</text:span><text:span text:style-name="T493">קו 1<text:s/></text:span><text:span text:style-name="T494">–<text:s/></text:span><text:span text:style-name="T495">14 שחקנים<text:s/></text:span><text:span text:style-name="T496">–</text:span><text:span text:style-name="T497"><text:s/>נורית , גן נר , רם און , גדיש , עפולה <text:s text:c="4"/></text:span><text:span text:style-name="T498"><text:s/></text:span></text:p>
          </table:table-cell>
        </table:table-row>
        <table:table-row table:style-name="TableRow499">
          <table:table-cell table:style-name="TableCell500">
            <text:p text:style-name="P501">נוער ארצית מזרח<text:s/></text:p>
            <text:p text:style-name="P502">18:00</text:p>
            <text:p text:style-name="P503">מסילות <text:s/></text:p>
          </table:table-cell>
          <table:table-cell table:style-name="TableCell504">
            <text:p text:style-name="P505">יום<text:s/>א</text:p>
            <text:p text:style-name="P506">24/9/17</text:p>
            <text:p text:style-name="P507"><text:span text:style-name="T508">קו 1</text:span></text:p>
            <text:p text:style-name="P509"/>
          </table:table-cell>
          <table:table-cell table:style-name="TableCell510">
            <text:p text:style-name="P511">17:10</text:p>
            <text:p text:style-name="P512">מנחמיה שער כניסה<text:s/></text:p>
            <text:p text:style-name="P513">1 שחקן <text:s/></text:p>
          </table:table-cell>
          <table:table-cell table:style-name="TableCell514">
            <text:p text:style-name="P515">17:30</text:p>
            <text:p text:style-name="P516">נווה איתן</text:p>
            <text:p text:style-name="P517"><text:span text:style-name="T518"><text:s/>2 שחקנים</text:span><text:span text:style-name="T519"><text:s/></text:span></text:p>
          </table:table-cell>
          <table:table-cell table:style-name="TableCell520">
            <text:p text:style-name="P521">17:35</text:p>
            <text:p text:style-name="P522">בית שאן</text:p>
            <text:p text:style-name="P523"><text:s/>ישיבה תיכונית<text:s/></text:p>
            <text:p text:style-name="P524">1 שחקן<text:s/></text:p>
            <text:p text:style-name="P525"><text:s/></text:p>
          </table:table-cell>
          <table:table-cell table:style-name="TableCell526">
            <text:p text:style-name="P527">17:40</text:p>
            <text:p text:style-name="P528">שדה אליהו<text:s/></text:p>
            <text:p text:style-name="P529"><text:span text:style-name="T530">1 שחקן<text:s/></text:span><text:span text:style-name="T531"><text:s/></text:span></text:p>
            <text:p text:style-name="P532"/>
          </table:table-cell>
          <table:table-cell>
            <text:p text:style-name="P532"/>
          </table:table-cell>
          <table:table-cell>
            <text:p text:style-name="P532"/>
          </table:table-cell>
          <table:table-cell>
            <text:p text:style-name="P532"/>
          </table:table-cell>
          <table:table-cell>
            <text:p text:style-name="P532"/>
          </table:table-cell>
          <table:table-cell>
            <text:p text:style-name="P532"/>
          </table:table-cell>
          <table:table-cell>
            <text:p text:style-name="P532"/>
          </table:table-cell>
          <table:table-cell>
            <text:p text:style-name="P532"/>
          </table:table-cell>
        </table:table-row>
        <table:table-row table:style-name="TableRow533"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>17:50</text:p>
            <text:p text:style-name="P540">בית שאן<text:s/></text:p>
            <text:p text:style-name="P541">שכונת רבין</text:p>
            <text:p text:style-name="P542">בית ספר תומר</text:p>
            <text:p text:style-name="P543"><text:span text:style-name="T544">1 שחקן</text:span></text:p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>
            <text:p text:style-name="P550"/>
          </table:table-cell>
          <table:table-cell>
            <text:p text:style-name="P550"/>
          </table:table-cell>
          <table:table-cell>
            <text:p text:style-name="P550"/>
          </table:table-cell>
          <table:table-cell>
            <text:p text:style-name="P550"/>
          </table:table-cell>
          <table:table-cell>
            <text:p text:style-name="P550"/>
          </table:table-cell>
          <table:table-cell>
            <text:p text:style-name="P550"/>
          </table:table-cell>
          <table:table-cell>
            <text:p text:style-name="P550"/>
          </table:table-cell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>קו 2</text:p>
          </table:table-cell>
          <table:table-cell table:style-name="TableCell556">
            <text:p text:style-name="P557">17:35</text:p>
            <text:p text:style-name="P558">בית השיטה עיגול<text:s/></text:p>
            <text:p text:style-name="P559">1 שחקן<text:s/></text:p>
          </table:table-cell>
          <table:table-cell table:style-name="TableCell560">
            <text:p text:style-name="P561">17:45</text:p>
            <text:p text:style-name="P562">ניר דוד 2 שחקנים<text:s/></text:p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>
            <text:p text:style-name="P566"/>
          </table:table-cell>
          <table:table-cell>
            <text:p text:style-name="P566"/>
          </table:table-cell>
          <table:table-cell>
            <text:p text:style-name="P566"/>
          </table:table-cell>
          <table:table-cell>
            <text:p text:style-name="P566"/>
          </table:table-cell>
          <table:table-cell>
            <text:p text:style-name="P566"/>
          </table:table-cell>
          <table:table-cell>
            <text:p text:style-name="P566"/>
          </table:table-cell>
          <table:table-cell>
            <text:p text:style-name="P566"/>
          </table:table-cell>
        </table:table-row>
        <table:table-row table:style-name="TableRow567">
          <table:table-cell table:style-name="TableCell568" table:number-columns-spanned="6">
            <text:p text:style-name="P569">פיזור בשעה 19:35 ב-2 קווים :</text:p>
            <text:p text:style-name="P570">קו 1<text:s/>–<text:s/>6 שחקנים<text:s/>–<text:s/>בית שאן 2 התחנות <text:s/>, שדה אליהו , נווה איתן כפר רופין, מנחמיה<text:s/></text:p>
            <text:p text:style-name="P571"><text:span text:style-name="T572">קו 2<text:s/></text:span><text:span text:style-name="T573">–</text:span><text:span text:style-name="T574"><text:s/>4 שחקנים<text:s/></text:span><text:span text:style-name="T575">–</text:span><text:span text:style-name="T576"><text:s/>לעין חרוד איחוד שער צהוב , רמת צבי 2 התחנות ומולדת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>17:05</text:p>
            <text:p text:style-name="P583">שדה אליהו<text:s/></text:p>
            <text:p text:style-name="P584">1 שחקן<text:s/></text:p>
          </table:table-cell>
          <table:table-cell table:style-name="TableCell585">
            <text:p text:style-name="P586">17:15</text:p>
            <text:p text:style-name="P587">בית שאן שכונת רבין בית ספר תומר<text:s/></text:p>
            <text:p text:style-name="P588">1 שחקן<text:s/></text:p>
          </table:table-cell>
          <table:table-cell table:style-name="TableCell589">
            <text:p text:style-name="P590"/>
          </table:table-cell>
          <table:table-cell>
            <text:p text:style-name="P590"/>
          </table:table-cell>
          <table:table-cell>
            <text:p text:style-name="P590"/>
          </table:table-cell>
        </table:table-row>
        <table:table-row table:style-name="TableRow591">
          <table:table-cell table:style-name="TableCell592">
            <text:p text:style-name="P593">נערים ט מזרח</text:p>
            <text:p text:style-name="P594">18:30</text:p>
            <text:p text:style-name="P595">בית אלפא</text:p>
          </table:table-cell>
          <table:table-cell table:style-name="TableCell596">
            <text:p text:style-name="P597">יום<text:s/>א</text:p>
            <text:p text:style-name="P598">24/9/17</text:p>
            <text:p text:style-name="P599"><text:span text:style-name="T600">קו 1</text:span></text:p>
            <text:p text:style-name="P601"/>
          </table:table-cell>
          <table:table-cell table:style-name="TableCell602">
            <text:p text:style-name="P603">17:50</text:p>
            <text:p text:style-name="P604">בית יוסף</text:p>
            <text:p text:style-name="P605">1 שחקן</text:p>
          </table:table-cell>
          <table:table-cell table:style-name="TableCell606">
            <text:p text:style-name="P607">18:00</text:p>
            <text:p text:style-name="P608">חמדיה אולם</text:p>
            <text:p text:style-name="P609">1 שחקן</text:p>
          </table:table-cell>
          <table:table-cell table:style-name="TableCell610">
            <text:p text:style-name="P611">18:10</text:p>
            <text:p text:style-name="P612">שדה נחום הרחבה<text:s/></text:p>
            <text:p text:style-name="P613">1 שחקן</text:p>
          </table:table-cell>
          <table:table-cell table:style-name="TableCell614">
            <text:p text:style-name="P615"/>
          </table:table-cell>
          <table:table-cell>
            <text:p text:style-name="P615"/>
          </table:table-cell>
          <table:table-cell>
            <text:p text:style-name="P615"/>
          </table:table-cell>
          <table:table-cell>
            <text:p text:style-name="P615"/>
          </table:table-cell>
          <table:table-cell>
            <text:p text:style-name="P615"/>
          </table:table-cell>
          <table:table-cell>
            <text:p text:style-name="P615"/>
          </table:table-cell>
          <table:table-cell>
            <text:p text:style-name="P615"/>
          </table:table-cell>
          <table:table-cell>
            <text:p text:style-name="P615"/>
          </table:table-cell>
        </table:table-row>
        <table:table-row table:style-name="TableRow616">
          <table:table-cell table:style-name="TableCell617">
            <text:p text:style-name="P618"/>
          </table:table-cell>
          <table:table-cell table:style-name="TableCell619">
            <text:p text:style-name="P620">קו 2</text:p>
          </table:table-cell>
          <table:table-cell table:style-name="TableCell621">
            <text:p text:style-name="P622">17:45</text:p>
            <text:p text:style-name="P623">מעוז חיים<text:s/></text:p>
            <text:p text:style-name="P624">1 שחקן<text:s/></text:p>
          </table:table-cell>
          <table:table-cell table:style-name="TableCell625">
            <text:p text:style-name="P626">18:00</text:p>
            <text:p text:style-name="P627">טירת צבי</text:p>
            <text:p text:style-name="P628">1 שחקן</text:p>
          </table:table-cell>
          <table:table-cell table:style-name="TableCell629">
            <text:p text:style-name="P630">18:05</text:p>
            <text:p text:style-name="P631">עין הנצי"ב</text:p>
            <text:p text:style-name="P632">2 שחקנים</text:p>
          </table:table-cell>
          <table:table-cell table:style-name="TableCell633">
            <text:p text:style-name="P634">18:10</text:p>
            <text:p text:style-name="P635">בית שאן ישיבה תיכונית</text:p>
            <text:p text:style-name="P636">1 שחקן</text:p>
          </table:table-cell>
          <table:table-cell>
            <text:p text:style-name="P636"/>
          </table:table-cell>
          <table:table-cell>
            <text:p text:style-name="P636"/>
          </table:table-cell>
          <table:table-cell>
            <text:p text:style-name="P636"/>
          </table:table-cell>
          <table:table-cell>
            <text:p text:style-name="P636"/>
          </table:table-cell>
          <table:table-cell>
            <text:p text:style-name="P636"/>
          </table:table-cell>
          <table:table-cell>
            <text:p text:style-name="P636"/>
          </table:table-cell>
          <table:table-cell>
            <text:p text:style-name="P636"/>
          </table:table-cell>
        </table:table-row>
        <table:table-row table:style-name="TableRow637"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>18:20</text:p>
            <text:p text:style-name="P644">רשפים</text:p>
            <text:p text:style-name="P645"><text:span text:style-name="T646">4 שחקנים</text:span></text:p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>
            <text:p text:style-name="P652"/>
          </table:table-cell>
          <table:table-cell>
            <text:p text:style-name="P652"/>
          </table:table-cell>
          <table:table-cell>
            <text:p text:style-name="P652"/>
          </table:table-cell>
          <table:table-cell>
            <text:p text:style-name="P652"/>
          </table:table-cell>
          <table:table-cell>
            <text:p text:style-name="P652"/>
          </table:table-cell>
          <table:table-cell>
            <text:p text:style-name="P652"/>
          </table:table-cell>
          <table:table-cell>
            <text:p text:style-name="P652"/>
          </table:table-cell>
        </table:table-row>
        <table:table-row table:style-name="TableRow653">
          <table:table-cell table:style-name="TableCell654" table:number-columns-spanned="6">
            <text:p text:style-name="P655"><text:span text:style-name="T656">פיזור בשעה<text:s/></text:span><text:span text:style-name="T657">20:00</text:span><text:span text:style-name="T658"><text:s/>ב-2 קווים :</text:span></text:p>
            <text:p text:style-name="P659">קו 1<text:s/>–<text:s/>3 שחקנים לשדה נחום, חמדיה ובית יוסף</text:p>
            <text:p text:style-name="P660">קו 2<text:s/>–<text:s/>9 שחקנים לרשפים , בית שאן , עין הנצי"ב וטירת צבי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660"/>
          </table:table-cell>
          <table:table-cell>
            <text:p text:style-name="P660"/>
          </table:table-cell>
          <table:table-cell>
            <text:p text:style-name="P660"/>
          </table:table-cell>
          <table:table-cell>
            <text:p text:style-name="P660"/>
          </table:table-cell>
          <table:table-cell>
            <text:p text:style-name="P660"/>
          </table:table-cell>
          <table:table-cell>
            <text:p text:style-name="P660"/>
          </table:table-cell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>נערים לאומית<text:s/></text:p>
            <text:p text:style-name="P664">18:30</text:p>
            <text:p text:style-name="P665">עין חרוד<text:s/></text:p>
          </table:table-cell>
          <table:table-cell table:style-name="TableCell666">
            <text:p text:style-name="P667">יום<text:s/>א</text:p>
            <text:p text:style-name="P668">24/9/17</text:p>
            <text:p text:style-name="P669"><text:span text:style-name="T670">קו 1</text:span></text:p>
            <text:p text:style-name="P671"/>
          </table:table-cell>
          <table:table-cell table:style-name="TableCell672">
            <text:p text:style-name="P673">17:50</text:p>
            <text:p text:style-name="P674">שדה אליהו<text:s/></text:p>
            <text:p text:style-name="P675">1<text:s/>שחקן<text:s/></text:p>
          </table:table-cell>
          <table:table-cell table:style-name="TableCell676">
            <text:p text:style-name="P677">18:00</text:p>
            <text:p text:style-name="P678">ניר דוד<text:s/></text:p>
            <text:p text:style-name="P679">1 שחקן<text:s/>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>
            <text:p text:style-name="P683"/>
          </table:table-cell>
          <table:table-cell>
            <text:p text:style-name="P683"/>
          </table:table-cell>
          <table:table-cell>
            <text:p text:style-name="P683"/>
          </table:table-cell>
          <table:table-cell>
            <text:p text:style-name="P683"/>
          </table:table-cell>
          <table:table-cell>
            <text:p text:style-name="P683"/>
          </table:table-cell>
          <table:table-cell>
            <text:p text:style-name="P683"/>
          </table:table-cell>
          <table:table-cell>
            <text:p text:style-name="P683"/>
          </table:table-cell>
        </table:table-row>
        <table:table-row table:style-name="TableRow684">
          <table:table-cell table:style-name="TableCell685">
            <text:p text:style-name="P686"/>
          </table:table-cell>
          <table:table-cell table:style-name="TableCell687">
            <text:p text:style-name="P688">קו 2</text:p>
          </table:table-cell>
          <table:table-cell table:style-name="TableCell689">
            <text:p text:style-name="P690">17:40</text:p>
            <text:p text:style-name="P691">אחוזת ברק שער<text:s/></text:p>
            <text:p text:style-name="P692">1 שחקן<text:s/></text:p>
            <text:p text:style-name="P693"/>
          </table:table-cell>
          <table:table-cell table:style-name="TableCell694">
            <text:p text:style-name="P695">18:00</text:p>
            <text:p text:style-name="P696">כיכר חבר<text:s/></text:p>
            <text:p text:style-name="P697">1 שחקן<text:s/></text:p>
          </table:table-cell>
          <table:table-cell table:style-name="TableCell698">
            <text:p text:style-name="P699">18:15</text:p>
            <text:p text:style-name="P700">כפר יחזקאל<text:s/></text:p>
            <text:p text:style-name="P701">1 שחקן<text:s/></text:p>
          </table:table-cell>
          <table:table-cell table:style-name="TableCell702">
            <text:p text:style-name="P703"/>
          </table:table-cell>
          <table:table-cell>
            <text:p text:style-name="P703"/>
          </table:table-cell>
          <table:table-cell>
            <text:p text:style-name="P703"/>
          </table:table-cell>
          <table:table-cell>
            <text:p text:style-name="P703"/>
          </table:table-cell>
          <table:table-cell>
            <text:p text:style-name="P703"/>
          </table:table-cell>
          <table:table-cell>
            <text:p text:style-name="P703"/>
          </table:table-cell>
          <table:table-cell>
            <text:p text:style-name="P703"/>
          </table:table-cell>
          <table:table-cell>
            <text:p text:style-name="P703"/>
          </table:table-cell>
        </table:table-row>
        <table:table-row table:style-name="TableRow704">
          <table:table-cell table:style-name="TableCell705" table:number-columns-spanned="6">
            <text:p text:style-name="P706"><text:span text:style-name="T707">פיזור בשעה<text:s/></text:span><text:span text:style-name="T708">20</text:span><text:span text:style-name="T709">:35 ב-2 קווים :</text:span></text:p>
            <text:p text:style-name="P710">קו 1<text:s/>–<text:s/>2 <text:s/>לניר דוד ושדה אליהו<text:s/><text:s text:c="2"/></text:p>
            <text:p text:style-name="P711">קו 2<text:s/>–<text:s/>3 שחקנים<text:s/>–<text:s/>לכפר יחזקאל , כיכר חבר ואחוזת ברק<text:s/><text:s/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711"/>
          </table:table-cell>
          <table:table-cell>
            <text:p text:style-name="P711"/>
          </table:table-cell>
          <table:table-cell>
            <text:p text:style-name="P711"/>
          </table:table-cell>
          <table:table-cell>
            <text:p text:style-name="P711"/>
          </table:table-cell>
          <table:table-cell>
            <text:p text:style-name="P711"/>
          </table:table-cell>
          <table:table-cell>
            <text:p text:style-name="P711"/>
          </table:table-cell>
          <table:table-cell>
            <text:p text:style-name="P711"/>
          </table:table-cell>
        </table:table-row>
        <table:table-row table:style-name="TableRow712">
          <table:table-cell table:style-name="TableCell713">
            <text:p text:style-name="P714">נערים ט מרכז</text:p>
            <text:p text:style-name="P715">19:00</text:p>
            <text:p text:style-name="P716">ניר דוד</text:p>
          </table:table-cell>
          <table:table-cell table:style-name="TableCell717">
            <text:p text:style-name="P718">יום א</text:p>
            <text:p text:style-name="P719">24/9/17</text:p>
            <text:p text:style-name="P720"><text:span text:style-name="T721">קו 1</text:span></text:p>
            <text:p text:style-name="P722"/>
          </table:table-cell>
          <table:table-cell table:style-name="TableCell723">
            <text:p text:style-name="P724">18:10</text:p>
            <text:p text:style-name="P725">מעלה גלבוע</text:p>
            <text:p text:style-name="P726">1 שחקן</text:p>
          </table:table-cell>
          <table:table-cell table:style-name="TableCell727">
            <text:p text:style-name="P728">18:20</text:p>
            <text:p text:style-name="P729">מירב</text:p>
            <text:p text:style-name="P730">1 שחקנים</text:p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>
            <text:p text:style-name="P734"/>
          </table:table-cell>
          <table:table-cell>
            <text:p text:style-name="P734"/>
          </table:table-cell>
          <table:table-cell>
            <text:p text:style-name="P734"/>
          </table:table-cell>
          <table:table-cell>
            <text:p text:style-name="P734"/>
          </table:table-cell>
          <table:table-cell>
            <text:p text:style-name="P734"/>
          </table:table-cell>
          <table:table-cell>
            <text:p text:style-name="P734"/>
          </table:table-cell>
          <table:table-cell>
            <text:p text:style-name="P734"/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>
            <text:p text:style-name="P739">קו 2</text:p>
          </table:table-cell>
          <table:table-cell table:style-name="TableCell740">
            <text:p text:style-name="P741">18:15</text:p>
            <text:p text:style-name="P742">מולדת</text:p>
            <text:p text:style-name="P743">6 שחקנים</text:p>
          </table:table-cell>
          <table:table-cell table:style-name="TableCell744">
            <text:p text:style-name="P745">18:25</text:p>
            <text:p text:style-name="P746">כפר יחזקאל צרכנייה<text:s/></text:p>
            <text:p text:style-name="P747">1 שחקן<text:s/></text:p>
          </table:table-cell>
          <table:table-cell table:style-name="TableCell748">
            <text:p text:style-name="P749">18:35</text:p>
            <text:p text:style-name="P750">אולם עין חרוד</text:p>
            <text:p text:style-name="P751">1 שחקן<text:s/></text:p>
          </table:table-cell>
          <table:table-cell table:style-name="TableCell752">
            <text:p text:style-name="P753"/>
          </table:table-cell>
          <table:table-cell>
            <text:p text:style-name="P753"/>
          </table:table-cell>
          <table:table-cell>
            <text:p text:style-name="P753"/>
          </table:table-cell>
          <table:table-cell>
            <text:p text:style-name="P753"/>
          </table:table-cell>
          <table:table-cell>
            <text:p text:style-name="P753"/>
          </table:table-cell>
          <table:table-cell>
            <text:p text:style-name="P753"/>
          </table:table-cell>
          <table:table-cell>
            <text:p text:style-name="P753"/>
          </table:table-cell>
          <table:table-cell>
            <text:p text:style-name="P753"/>
          </table:table-cell>
        </table:table-row>
        <table:table-row table:style-name="TableRow754">
          <table:table-cell table:style-name="TableCell755" table:number-columns-spanned="6">
            <text:p text:style-name="P756"><text:span text:style-name="T757">פיזור בשעה 21:00: ב-2 קווים :</text:span></text:p>
            <text:p text:style-name="P758">קו 1<text:s/>–<text:s/>2 <text:s/>שחקנים, מירב ומעלה גלבוע<text:s/></text:p>
            <text:p text:style-name="P759">קו 2<text:s/>–<text:s/>9 שחקנים לאולם עין חרוד , מולדת <text:s/>וכפר יחזקאל<text:s/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759"/>
          </table:table-cell>
          <table:table-cell>
            <text:p text:style-name="P759"/>
          </table:table-cell>
          <table:table-cell>
            <text:p text:style-name="P759"/>
          </table:table-cell>
          <table:table-cell>
            <text:p text:style-name="P759"/>
          </table:table-cell>
          <table:table-cell>
            <text:p text:style-name="P759"/>
          </table:table-cell>
          <table:table-cell>
            <text:p text:style-name="P759"/>
          </table:table-cell>
          <table:table-cell>
            <text:p text:style-name="P759"/>
          </table:table-cell>
        </table:table-row>
        <table:table-row table:style-name="TableRow760">
          <table:table-cell table:style-name="TableCell761">
            <text:p text:style-name="P762">נערים ט דדו<text:s/></text:p>
            <text:p text:style-name="P763">19:00</text:p>
            <text:p text:style-name="P764">דדו<text:s/></text:p>
          </table:table-cell>
          <table:table-cell table:style-name="TableCell765">
            <text:p text:style-name="P766">יום א</text:p>
            <text:p text:style-name="P767">24/9/17</text:p>
            <text:p text:style-name="P768"><text:span text:style-name="T769">קו 1</text:span></text:p>
            <text:p text:style-name="P770"/>
          </table:table-cell>
          <table:table-cell table:style-name="TableCell771">
            <text:p text:style-name="P772">18:30</text:p>
            <text:p text:style-name="P773">גן נר<text:s/></text:p>
            <text:p text:style-name="P774">דואר תחתון<text:s/></text:p>
            <text:p text:style-name="P775">4 שחקנים<text:s/></text:p>
          </table:table-cell>
          <table:table-cell table:style-name="TableCell776">
            <text:p text:style-name="P777">18:35</text:p>
            <text:p text:style-name="P778">גן נר<text:s/></text:p>
            <text:p text:style-name="P779">דואר עליון<text:s/></text:p>
            <text:p text:style-name="P780">5 שחקנים<text:s/></text:p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>
            <text:p text:style-name="P784"/>
          </table:table-cell>
          <table:table-cell>
            <text:p text:style-name="P784"/>
          </table:table-cell>
          <table:table-cell>
            <text:p text:style-name="P784"/>
          </table:table-cell>
          <table:table-cell>
            <text:p text:style-name="P784"/>
          </table:table-cell>
          <table:table-cell>
            <text:p text:style-name="P784"/>
          </table:table-cell>
          <table:table-cell>
            <text:p text:style-name="P784"/>
          </table:table-cell>
          <table:table-cell>
            <text:p text:style-name="P784"/>
          </table:table-cell>
        </table:table-row>
        <table:table-row table:style-name="TableRow785">
          <table:table-cell table:style-name="TableCell786" table:number-columns-spanned="6">
            <text:p text:style-name="P787"><text:span text:style-name="T788">פיזור בשעה 20:30</text:span><text:span text:style-name="T789"><text:s/>קו 1<text:s/></text:span><text:span text:style-name="T790">–</text:span><text:span text:style-name="T791"><text:s/>9 שחקנים לגן נר 2 התחנות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787"/>
          </table:table-cell>
          <table:table-cell>
            <text:p text:style-name="P787"/>
          </table:table-cell>
          <table:table-cell>
            <text:p text:style-name="P787"/>
          </table:table-cell>
          <table:table-cell>
            <text:p text:style-name="P787"/>
          </table:table-cell>
          <table:table-cell>
            <text:p text:style-name="P787"/>
          </table:table-cell>
          <table:table-cell>
            <text:p text:style-name="P787"/>
          </table:table-cell>
          <table:table-cell>
            <text:p text:style-name="P787"/>
          </table:table-cell>
        </table:table-row>
        <table:table-row table:style-name="TableRow792">
          <table:table-cell table:style-name="TableCell793">
            <text:p text:style-name="P794">ילדים א צעירים מזרח<text:s/></text:p>
            <text:p text:style-name="P795">19:30</text:p>
            <text:p text:style-name="P796">מסילות<text:s/></text:p>
          </table:table-cell>
          <table:table-cell table:style-name="TableCell797">
            <text:p text:style-name="P798">יום<text:s/>א</text:p>
            <text:p text:style-name="P799">24/9/17</text:p>
            <text:p text:style-name="P800"><text:span text:style-name="T801">קו 1</text:span></text:p>
            <text:p text:style-name="P802"/>
          </table:table-cell>
          <table:table-cell table:style-name="TableCell803">
            <text:p text:style-name="P804">18:30- מחולה -2 שחקנים</text:p>
          </table:table-cell>
          <table:table-cell table:style-name="TableCell805">
            <text:p text:style-name="P806">18:55- בית השיטה הרחבה עליונה -3 שחקנים</text:p>
          </table:table-cell>
          <table:table-cell table:style-name="TableCell807">
            <text:p text:style-name="P808">18:57- בית השיטה- כיכר תחתונה עיגול-1 שחקן</text:p>
          </table:table-cell>
          <table:table-cell table:style-name="TableCell809">
            <text:p text:style-name="P810">19:05-בית אלפא -2 שחקנים</text:p>
          </table:table-cell>
          <table:table-cell>
            <text:p text:style-name="P810"/>
          </table:table-cell>
          <table:table-cell>
            <text:p text:style-name="P810"/>
          </table:table-cell>
          <table:table-cell>
            <text:p text:style-name="P810"/>
          </table:table-cell>
          <table:table-cell>
            <text:p text:style-name="P810"/>
          </table:table-cell>
          <table:table-cell>
            <text:p text:style-name="P810"/>
          </table:table-cell>
          <table:table-cell>
            <text:p text:style-name="P810"/>
          </table:table-cell>
          <table:table-cell>
            <text:p text:style-name="P810"/>
          </table:table-cell>
        </table:table-row>
        <table:table-row table:style-name="TableRow811"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>19:10-ניר דוד-3 שחקנים<text:s/></text:p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>
            <text:p text:style-name="P823"/>
          </table:table-cell>
          <table:table-cell>
            <text:p text:style-name="P823"/>
          </table:table-cell>
          <table:table-cell>
            <text:p text:style-name="P823"/>
          </table:table-cell>
          <table:table-cell>
            <text:p text:style-name="P823"/>
          </table:table-cell>
          <table:table-cell>
            <text:p text:style-name="P823"/>
          </table:table-cell>
          <table:table-cell>
            <text:p text:style-name="P823"/>
          </table:table-cell>
          <table:table-cell>
            <text:p text:style-name="P823"/>
          </table:table-cell>
        </table:table-row>
        <table:table-row table:style-name="TableRow824">
          <table:table-cell table:style-name="TableCell825">
            <text:p text:style-name="P826"/>
          </table:table-cell>
          <table:table-cell table:style-name="TableCell827">
            <text:p text:style-name="P828">קו 2<text:s/></text:p>
          </table:table-cell>
          <table:table-cell table:style-name="TableCell829">
            <text:p text:style-name="P830">18:30- נווה אור-1 שחקן</text:p>
          </table:table-cell>
          <table:table-cell table:style-name="TableCell831">
            <text:p text:style-name="P832">18:50- כפר רופין-1 שחקן<text:s/></text:p>
          </table:table-cell>
          <table:table-cell table:style-name="TableCell833">
            <text:p text:style-name="P834">18:55- טירת צבי -2 שחקנים</text:p>
          </table:table-cell>
          <table:table-cell table:style-name="TableCell835">
            <text:p text:style-name="P836">19:00-עין הנציב-1 שחקן</text:p>
          </table:table-cell>
          <table:table-cell>
            <text:p text:style-name="P836"/>
          </table:table-cell>
          <table:table-cell>
            <text:p text:style-name="P836"/>
          </table:table-cell>
          <table:table-cell>
            <text:p text:style-name="P836"/>
          </table:table-cell>
          <table:table-cell>
            <text:p text:style-name="P836"/>
          </table:table-cell>
          <table:table-cell>
            <text:p text:style-name="P836"/>
          </table:table-cell>
          <table:table-cell>
            <text:p text:style-name="P836"/>
          </table:table-cell>
          <table:table-cell>
            <text:p text:style-name="P836"/>
          </table:table-cell>
        </table:table-row>
        <table:table-row table:style-name="TableRow837"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>19:10- בית שאן ליד הישיבה התיכונית -1 שחקן</text:p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>
            <text:p text:style-name="P849"/>
          </table:table-cell>
          <table:table-cell>
            <text:p text:style-name="P849"/>
          </table:table-cell>
          <table:table-cell>
            <text:p text:style-name="P849"/>
          </table:table-cell>
          <table:table-cell>
            <text:p text:style-name="P849"/>
          </table:table-cell>
          <table:table-cell>
            <text:p text:style-name="P849"/>
          </table:table-cell>
          <table:table-cell>
            <text:p text:style-name="P849"/>
          </table:table-cell>
          <table:table-cell>
            <text:p text:style-name="P849"/>
          </table:table-cell>
        </table:table-row>
        <table:table-row table:style-name="TableRow850">
          <table:table-cell table:style-name="TableCell851" table:number-columns-spanned="6">
            <text:p text:style-name="P852">פיזור בשעה 21:05 ב-2 קווים:</text:p>
            <text:p text:style-name="P853">קו 1<text:s/>–<text:s/>11 שחקנים לבית שאן, עין הנציב, טירת צבי, כפר רופין, נווה אור</text:p>
            <text:p text:style-name="P854"><text:span text:style-name="T855">קו 2<text:s/></text:span><text:span text:style-name="T856">–</text:span><text:span text:style-name="T857"><text:s/>6 שחקנים לניר דוד,בית אלפא, בית השיטה ומחולה</text:span><text:span text:style-name="T858">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854"/>
          </table:table-cell>
          <table:table-cell>
            <text:p text:style-name="P854"/>
          </table:table-cell>
          <table:table-cell>
            <text:p text:style-name="P854"/>
          </table:table-cell>
          <table:table-cell>
            <text:p text:style-name="P854"/>
          </table:table-cell>
          <table:table-cell>
            <text:p text:style-name="P854"/>
          </table:table-cell>
          <table:table-cell>
            <text:p text:style-name="P854"/>
          </table:table-cell>
          <table:table-cell>
            <text:p text:style-name="P854"/>
          </table:table-cell>
        </table:table-row>
        <table:table-row table:style-name="TableRow859">
          <table:table-cell table:style-name="TableCell860">
            <text:p text:style-name="P861">נערות א לאומית<text:s/></text:p>
            <text:p text:style-name="P862"><text:span text:style-name="T863">19:30</text:span></text:p>
            <text:p text:style-name="P864"><text:span text:style-name="T865">גן נר<text:s/></text:span></text:p>
          </table:table-cell>
          <table:table-cell table:style-name="TableCell866">
            <text:p text:style-name="P867">יום<text:s/>א</text:p>
            <text:p text:style-name="P868">24/9/17</text:p>
            <text:p text:style-name="P869"><text:span text:style-name="T870">קו 1</text:span></text:p>
            <text:p text:style-name="P871"/>
          </table:table-cell>
          <table:table-cell table:style-name="TableCell872">
            <text:p text:style-name="P873">19:00</text:p>
            <text:p text:style-name="P874">אולם עין חרוד</text:p>
            <text:p text:style-name="P875">10 שחקניות<text:s/></text:p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>
            <text:p text:style-name="P881"/>
          </table:table-cell>
          <table:table-cell>
            <text:p text:style-name="P881"/>
          </table:table-cell>
          <table:table-cell>
            <text:p text:style-name="P881"/>
          </table:table-cell>
          <table:table-cell>
            <text:p text:style-name="P881"/>
          </table:table-cell>
          <table:table-cell>
            <text:p text:style-name="P881"/>
          </table:table-cell>
          <table:table-cell>
            <text:p text:style-name="P881"/>
          </table:table-cell>
          <table:table-cell>
            <text:p text:style-name="P881"/>
          </table:table-cell>
        </table:table-row>
        <table:table-row table:style-name="TableRow882">
          <table:table-cell table:style-name="TableCell883" table:number-columns-spanned="6">
            <text:p text:style-name="P884"><text:span text:style-name="T885">פיזור ב 21:30</text:span><text:span text:style-name="T886"><text:s/></text:span><text:span text:style-name="T887">–</text:span><text:span text:style-name="T888"><text:s/>לאולם עין חרוד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884"/>
          </table:table-cell>
          <table:table-cell>
            <text:p text:style-name="P884"/>
          </table:table-cell>
          <table:table-cell>
            <text:p text:style-name="P884"/>
          </table:table-cell>
          <table:table-cell>
            <text:p text:style-name="P884"/>
          </table:table-cell>
          <table:table-cell>
            <text:p text:style-name="P884"/>
          </table:table-cell>
          <table:table-cell>
            <text:p text:style-name="P884"/>
          </table:table-cell>
          <table:table-cell>
            <text:p text:style-name="P884"/>
          </table:table-cell>
        </table:table-row>
        <table:table-row table:style-name="TableRow889">
          <table:table-cell table:style-name="TableCell890">
            <text:p text:style-name="P891">נערים ט מערב</text:p>
            <text:p text:style-name="P892"><text:span text:style-name="T893">20:30</text:span></text:p>
            <text:p text:style-name="P894"><text:span text:style-name="T895">גבע</text:span></text:p>
          </table:table-cell>
          <table:table-cell table:style-name="TableCell896">
            <text:p text:style-name="P897">יום א</text:p>
            <text:p text:style-name="P898">24/9/17</text:p>
            <text:p text:style-name="P899"><text:span text:style-name="T900">קו 1</text:span></text:p>
            <text:p text:style-name="P901"/>
          </table:table-cell>
          <table:table-cell table:style-name="TableCell902">
            <text:p text:style-name="P903">19:50</text:p>
            <text:p text:style-name="P904">רם און הרחבה</text:p>
            <text:p text:style-name="P905">1 שחקן</text:p>
          </table:table-cell>
          <table:table-cell table:style-name="TableCell906">
            <text:p text:style-name="P907">20:05</text:p>
            <text:p text:style-name="P908">אביטל תחנה ליד בית הכנסת</text:p>
            <text:p text:style-name="P909">1 שחקן</text:p>
          </table:table-cell>
          <table:table-cell table:style-name="TableCell910">
            <text:p text:style-name="P911">20:10</text:p>
            <text:p text:style-name="P912">פרזון תחנה ראשונה של אגד בישוב-</text:p>
            <text:p text:style-name="P913">1 שחקן</text:p>
          </table:table-cell>
          <table:table-cell table:style-name="TableCell914">
            <text:p text:style-name="P915"/>
          </table:table-cell>
          <table:table-cell>
            <text:p text:style-name="P915"/>
          </table:table-cell>
          <table:table-cell>
            <text:p text:style-name="P915"/>
          </table:table-cell>
          <table:table-cell>
            <text:p text:style-name="P915"/>
          </table:table-cell>
          <table:table-cell>
            <text:p text:style-name="P915"/>
          </table:table-cell>
          <table:table-cell>
            <text:p text:style-name="P915"/>
          </table:table-cell>
          <table:table-cell>
            <text:p text:style-name="P915"/>
          </table:table-cell>
          <table:table-cell>
            <text:p text:style-name="P915"/>
          </table:table-cell>
        </table:table-row>
        <table:table-row table:style-name="TableRow916"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>19:50-<text:s/></text:p>
            <text:p text:style-name="P923">כפר תבור</text:p>
            <text:p text:style-name="P924">תחנת דלק בכניסה<text:s/></text:p>
            <text:p text:style-name="P925">-1 שחקן<text:s/></text:p>
          </table:table-cell>
          <table:table-cell table:style-name="TableCell926">
            <text:p text:style-name="P927">20:10</text:p>
            <text:p text:style-name="P928">עין חרוד מאוחד</text:p>
            <text:p text:style-name="P929">שער צהוב</text:p>
            <text:p text:style-name="P930">1 שחקן</text:p>
          </table:table-cell>
          <table:table-cell table:style-name="TableCell931">
            <text:p text:style-name="P932">20:15</text:p>
            <text:p text:style-name="P933">כפר יחזקאל צרכנייה / הרחבה</text:p>
            <text:p text:style-name="P934">6 שחקנים</text:p>
          </table:table-cell>
          <table:table-cell table:style-name="TableCell935">
            <text:p text:style-name="P936"/>
          </table:table-cell>
          <table:table-cell>
            <text:p text:style-name="P936"/>
          </table:table-cell>
          <table:table-cell>
            <text:p text:style-name="P936"/>
          </table:table-cell>
          <table:table-cell>
            <text:p text:style-name="P936"/>
          </table:table-cell>
          <table:table-cell>
            <text:p text:style-name="P936"/>
          </table:table-cell>
          <table:table-cell>
            <text:p text:style-name="P936"/>
          </table:table-cell>
          <table:table-cell>
            <text:p text:style-name="P936"/>
          </table:table-cell>
          <table:table-cell>
            <text:p text:style-name="P936"/>
          </table:table-cell>
        </table:table-row>
        <table:table-row table:style-name="TableRow937">
          <table:table-cell table:style-name="TableCell938" table:number-columns-spanned="6">
            <text:p text:style-name="P939">פיזור בשעה 22:00 ב-2 קווים :</text:p>
            <text:p text:style-name="P940">קו 1 לכפר יחזקאל, עין חרוד מאוחד וכפר תבור<text:s/></text:p>
            <text:p text:style-name="P941">קו 2 לפרזון, אביטל ורם און<text:s/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941"/>
          </table:table-cell>
          <table:table-cell>
            <text:p text:style-name="P941"/>
          </table:table-cell>
          <table:table-cell>
            <text:p text:style-name="P941"/>
          </table:table-cell>
          <table:table-cell>
            <text:p text:style-name="P941"/>
          </table:table-cell>
          <table:table-cell>
            <text:p text:style-name="P941"/>
          </table:table-cell>
          <table:table-cell>
            <text:p text:style-name="P941"/>
          </table:table-cell>
          <table:table-cell>
            <text:p text:style-name="P941"/>
          </table:table-cell>
        </table:table-row>
        <table:table-row table:style-name="TableRow942">
          <table:table-cell table:style-name="TableCell943">
            <text:p text:style-name="P944">נערים ארצית מערב<text:s/></text:p>
            <text:p text:style-name="P945">נוער<text:s/>ארצית<text:s/><text:s/>דדו<text:s/></text:p>
            <text:p text:style-name="P946">20:30</text:p>
            <text:p text:style-name="P947"><text:span text:style-name="T948">דדו</text:span></text:p>
          </table:table-cell>
          <table:table-cell table:style-name="TableCell949">
            <text:p text:style-name="P950">יום<text:s/>א</text:p>
            <text:p text:style-name="P951">24/9/17</text:p>
            <text:p text:style-name="P952"><text:span text:style-name="T953">קו 1</text:span></text:p>
            <text:p text:style-name="P954"/>
          </table:table-cell>
          <table:table-cell table:style-name="TableCell955">
            <text:p text:style-name="P956">19:30</text:p>
            <text:p text:style-name="P957">כפר תבור<text:s/></text:p>
            <text:p text:style-name="P958">תחנת דלק בכניסה<text:s/></text:p>
            <text:p text:style-name="P959">1 שחקן<text:s/></text:p>
          </table:table-cell>
          <table:table-cell table:style-name="TableCell960">
            <text:p text:style-name="P961">19:50<text:s/></text:p>
            <text:p text:style-name="P962">מרחביה מושב</text:p>
            <text:p text:style-name="P963">ליד הצרכנייה <text:s/></text:p>
            <text:p text:style-name="P964">3 שחקנים</text:p>
          </table:table-cell>
          <table:table-cell table:style-name="TableCell965">
            <text:p text:style-name="P966">20:10<text:s/></text:p>
            <text:p text:style-name="P967">ניר יפה מועדון</text:p>
            <text:p text:style-name="P968"><text:span text:style-name="T969">2 שחק</text:span><text:span text:style-name="T970">נים<text:s/></text:span></text:p>
          </table:table-cell>
          <table:table-cell table:style-name="TableCell971">
            <text:p text:style-name="P972">20:20</text:p>
            <text:p text:style-name="P973">רם און הרחבה<text:s/></text:p>
            <text:p text:style-name="P974"><text:span text:style-name="T975">2 שחקנים<text:s/></text:span></text:p>
          </table:table-cell>
          <table:table-cell>
            <text:p text:style-name="P974"/>
          </table:table-cell>
          <table:table-cell>
            <text:p text:style-name="P974"/>
          </table:table-cell>
          <table:table-cell>
            <text:p text:style-name="P974"/>
          </table:table-cell>
          <table:table-cell>
            <text:p text:style-name="P974"/>
          </table:table-cell>
          <table:table-cell>
            <text:p text:style-name="P974"/>
          </table:table-cell>
          <table:table-cell>
            <text:p text:style-name="P974"/>
          </table:table-cell>
          <table:table-cell>
            <text:p text:style-name="P974"/>
          </table:table-cell>
        </table:table-row>
        <table:table-row table:style-name="TableRow976">
          <table:table-cell table:style-name="TableCell977">
            <text:p text:style-name="P978"/>
          </table:table-cell>
          <table:table-cell table:style-name="TableCell979">
            <text:p text:style-name="P980">קו 2<text:s/></text:p>
          </table:table-cell>
          <table:table-cell table:style-name="TableCell981">
            <text:p text:style-name="P982">19:40</text:p>
            <text:p text:style-name="P983">מולדת<text:s/></text:p>
            <text:p text:style-name="P984">1 שחקן <text:s/></text:p>
          </table:table-cell>
          <table:table-cell table:style-name="TableCell985">
            <text:p text:style-name="P986">19:50<text:s/></text:p>
            <text:p text:style-name="P987">אולם עין חרוד<text:s/></text:p>
            <text:p text:style-name="P988">2 שחקנים<text:s/></text:p>
          </table:table-cell>
          <table:table-cell table:style-name="TableCell989">
            <text:p text:style-name="P990">20:00</text:p>
            <text:p text:style-name="P991">כפר יחזקאל<text:s/></text:p>
            <text:p text:style-name="P992">הרחבה<text:s/></text:p>
            <text:p text:style-name="P993">1 שחקן<text:s/></text:p>
          </table:table-cell>
          <table:table-cell table:style-name="TableCell994">
            <text:p text:style-name="P995">18:15<text:s/></text:p>
            <text:p text:style-name="P996">גן נר דואר תחתון<text:s/></text:p>
            <text:p text:style-name="P997">4 שחקנים<text:s/></text:p>
            <text:p text:style-name="P998"/>
          </table:table-cell>
          <table:table-cell>
            <text:p text:style-name="P998"/>
          </table:table-cell>
          <table:table-cell>
            <text:p text:style-name="P998"/>
          </table:table-cell>
          <table:table-cell>
            <text:p text:style-name="P998"/>
          </table:table-cell>
          <table:table-cell>
            <text:p text:style-name="P998"/>
          </table:table-cell>
          <table:table-cell>
            <text:p text:style-name="P998"/>
          </table:table-cell>
          <table:table-cell>
            <text:p text:style-name="P998"/>
          </table:table-cell>
          <table:table-cell>
            <text:p text:style-name="P998"/>
          </table:table-cell>
        </table:table-row>
        <table:table-row table:style-name="TableRow999">
          <table:table-cell table:style-name="TableCell1000" table:number-columns-spanned="6">
            <text:p text:style-name="P1001">פיזור בשעה<text:s/>22:00<text:s text:c="2"/>ב-2 קווים :</text:p>
            <text:p text:style-name="P1002">קו 1<text:s/>–<text:s/>8 שחקנים<text:s/>–רם און , ניר יפה <text:s/>,מרחביה וכפר תבור<text:s/></text:p>
            <text:p text:style-name="P1003">קו 2<text:s/>–<text:s/>8 שחקנים - <text:s/>גן נר, <text:s/>כפר יחזקאל , אולם עין חרוד ומולדת<text:s/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003"/>
          </table:table-cell>
          <table:table-cell>
            <text:p text:style-name="P1003"/>
          </table:table-cell>
          <table:table-cell>
            <text:p text:style-name="P1003"/>
          </table:table-cell>
          <table:table-cell>
            <text:p text:style-name="P1003"/>
          </table:table-cell>
          <table:table-cell>
            <text:p text:style-name="P1003"/>
          </table:table-cell>
          <table:table-cell>
            <text:p text:style-name="P1003"/>
          </table:table-cell>
          <table:table-cell>
            <text:p text:style-name="P1003"/>
          </table:table-cell>
        </table:table-row>
      </table:table>
      <text:p text:style-name="P10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 fo:margin-bottom="0.1388in" fo:line-height="115%"/>
      <style:text-properties style:font-name="Calibri" style:font-name-asian="Calibri" style:font-name-complex="Arial" fo:font-size="11pt" style:font-size-asian="11pt" style:font-size-complex="11pt" style:language-asian="he" style:country-asian="IL" style:language-complex="he" style:country-complex="IL" fo:hyphenate="false"/>
    </style:style>
    <style:style style:name="DefaultParagraphFont" style:display-name="Default Paragraph Font" style:family="text"/>
    <style:style style:name="WW8Num1z0" style:display-name="WW8Num1z0" style:family="text">
      <style:text-properties style:font-name="Arial" style:font-name-asian="Times New Roman" style:font-name-complex="Aria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1z3" style:display-name="WW8Num1z3" style:family="text">
      <style:text-properties style:font-name="Symbol" style:font-name-complex="Symbol"/>
    </style:style>
    <style:style style:name="גופןברירתהמחדלשלפיסקה1" style:display-name="גופן ברירת המחדל של פיסקה1" style:family="text"/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כותרת" style:display-name="כותרת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Microsoft YaHei" style:font-name-complex="Tahoma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style:font-name-complex="Tahoma" fo:hyphenate="false"/>
    </style:style>
    <style:style style:name="כתובית" style:display-name="כתובית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מפתחות" style:display-name="מפתחות" style:family="paragraph" style:parent-style-name="Normal">
      <style:paragraph-properties text:number-lines="false"/>
      <style:text-properties style:font-name-complex="Tahoma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תוכןטבלה" style:display-name="תוכן טבלה" style:family="paragraph" style:parent-style-name="Normal">
      <style:paragraph-properties text:number-lines="false"/>
      <style:text-properties fo:hyphenate="false"/>
    </style:style>
    <style:style style:name="כותרתטבלה" style:display-name="כותרת טבלה" style:family="paragraph" style:parent-style-name="תוכןטבלה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Times New Roman" fo:hyphenate="false"/>
    </style:style>
    <style:style style:name="HeaderChar" style:display-name="Header Char" style:family="text">
      <style:text-properties style:font-name="Calibri" style:font-name-asian="Calibri" style:font-name-complex="Arial" fo:font-size="11pt" style:font-size-asian="11pt" style:font-size-complex="11pt" style:language-asian="he" style:country-asian="IL"/>
    </style:style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Times New Roman" fo:hyphenate="false"/>
    </style:style>
    <style:style style:name="FooterChar" style:display-name="Footer Char" style:family="text">
      <style:text-properties style:font-name="Calibri" style:font-name-asian="Calibri" style:font-name-complex="Arial" fo:font-size="11pt" style:font-size-asian="11pt" style:font-size-complex="11pt" style:language-asian="he" style:country-asian="IL"/>
    </style:style>
    <style:style style:name="Strong" style:display-name="Strong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יום א 11/12/16</dc:title>
    <dc:subject/>
    <meta:initial-creator>1</meta:initial-creator>
    <dc:creator>Omer</dc:creator>
    <meta:creation-date>2017-09-23T20:01:00Z</meta:creation-date>
    <dc:date>2017-09-23T20:01:00Z</dc:date>
    <meta:print-date>2017-09-23T21:38:00Z</meta:print-date>
    <meta:template xlink:href="Normal.dotm" xlink:type="simple"/>
    <meta:editing-cycles>2</meta:editing-cycles>
    <meta:editing-duration>PT60S</meta:editing-duration>
    <meta:document-statistic meta:page-count="1" meta:paragraph-count="12" meta:word-count="970" meta:character-count="6489" meta:row-count="46" meta:non-whitespace-character-count="5531"/>
  </office:meta>
</office:document-meta>
</file>